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2">//</text:span></text:h>
      <text:h text:style-name="Default"><text:s text:c="2"/>2<text:s text:c="2"/><text:span text:style-name="style15">//!<text:s text:c="3"/>Подборка независимых от среды программирования транзакций в OpenGL</text:span></text:h>
      <text:h text:style-name="Default"><text:s text:c="2"/>3<text:s text:c="2"/><text:span text:style-name="style2">//</text:span></text:h>
      <text:h text:style-name="Default"><text:s text:c="2"/>4<text:s text:c="2"/><text:span text:style-name="style9">#include "Window.h"</text:span></text:h>
      <text:h text:style-name="Default"><text:s text:c="2"/>5<text:s text:c="2"/><text:span text:style-name="style2">//</text:span></text:h>
      <text:h text:style-name="Default"><text:s text:c="2"/>6<text:s text:c="2"/><text:span text:style-name="style15">//! (пере)Установка размеров рабочей площадки/фрагмента внутри окна Window</text:span></text:h>
      <text:h text:style-name="Default"><text:s text:c="2"/>7<text:s text:c="2"/><text:span text:style-name="style2">//<text:s text:c="3"/>если X,Y &gt; 0 - отсчеты от левого верхнего угла, иначе - правого и нижнего</text:span></text:h>
      <text:h text:style-name="Default"><text:s text:c="2"/>8<text:s text:c="2"/><text:span text:style-name="style2">//<text:s text:c="3"/>если Width,Height &gt; 0 - отсчеты в символах, если 0 - до самой границы окна</text:span></text:h>
      <text:h text:style-name="Default"><text:s text:c="2"/>9<text:s text:c="2"/><text:span text:style-name="style2">//<text:s text:c="16"/>если &lt; 0 - в пикселях и нормальных отсчетах, Y - снизу вверх</text:span></text:h>
      <text:h text:style-name="Default"><text:s text:c="1"/>10<text:s text:c="2"/><text:span text:style-name="style2">//<text:s text:c="5"/>отсутствие шрифта - подключение окна (не приводит к размеру точки [1x1])</text:span></text:h>
      <text:h text:style-name="Default"><text:s text:c="1"/>11<text:s text:c="2"/><text:span text:style-name="style2">//</text:span></text:h>
      <text:h text:style-name="Default"><text:s text:c="1"/>12<text:s text:c="2"/><text:span text:style-name="style11">Place</text:span><text:span text:style-name="style10">&amp; </text:span><text:span text:style-name="style11">Place</text:span><text:span text:style-name="style10">::</text:span><text:span text:style-name="style11">Area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int </text:span><text:span text:style-name="style11">W</text:span><text:span text:style-name="style10">,</text:span><text:span text:style-name="style5">int </text:span><text:span text:style-name="style11">H </text:span><text:span text:style-name="style10">)<text:s text:c="3"/></text:span><text:span text:style-name="style2">// достаточно сделать шаг</text:span></text:h>
      <text:h text:style-name="Default"><text:s text:c="1"/>13<text:s text:c="2"/><text:span text:style-name="style10">{ </text:span><text:span text:style-name="style5">int </text:span><text:span text:style-name="style11">fw</text:span><text:span text:style-name="style10">=</text:span><text:span text:style-name="style11">AF</text:span><text:span text:style-name="style10">.</text:span><text:span text:style-name="style11">W</text:span><text:span text:style-name="style10">,</text:span><text:span text:style-name="style11">fh</text:span><text:span text:style-name="style10">=</text:span><text:span text:style-name="style11">AF</text:span><text:span text:style-name="style10">.</text:span><text:span text:style-name="style11">H</text:span><text:span text:style-name="style10">;<text:s text:c="27"/></text:span><text:span text:style-name="style2">// единичным и далее по Place,</text:span></text:h>
      <text:h text:style-name="Default"><text:s text:c="1"/>14<text:s text:c="2"/><text:span text:style-name="style2">// всё по горизонтали</text:span></text:h>
      <text:h text:style-name="Default"><text:s text:c="1"/>15<text:s text:c="2"/><text:s text:c="3"/><text:span text:style-name="style5">if</text:span><text:span text:style-name="style10">( !</text:span><text:span text:style-name="style11">W </text:span><text:span text:style-name="style10">)</text:span><text:span text:style-name="style11">W</text:span><text:span text:style-name="style10">=</text:span><text:span text:style-name="style11">Site</text:span><text:span text:style-name="style10">-&gt;</text:span><text:span text:style-name="style11">Width</text:span><text:span text:style-name="style10">;<text:s text:c="2"/></text:span><text:span text:style-name="style5">else if</text:span><text:span text:style-name="style10">( </text:span><text:span text:style-name="style11">W</text:span><text:span text:style-name="style10">&lt;</text:span><text:span text:style-name="style4">0 </text:span><text:span text:style-name="style10">)</text:span><text:span text:style-name="style11">W</text:span><text:span text:style-name="style10">=-</text:span><text:span text:style-name="style11">W</text:span><text:span text:style-name="style10">,</text:span><text:span text:style-name="style11">fw</text:span><text:span text:style-name="style10">=</text:span><text:span text:style-name="style4">1</text:span><text:span text:style-name="style10">; </text:span><text:span text:style-name="style5">else </text:span><text:span text:style-name="style11">W</text:span><text:span text:style-name="style10">=</text:span><text:span text:style-name="style11">W</text:span><text:span text:style-name="style10">*</text:span><text:span text:style-name="style11">fw</text:span><text:span text:style-name="style10">; </text:span><text:span text:style-name="style2">// связанной с</text:span></text:h>
      <text:h text:style-name="Default"><text:s text:c="1"/>16<text:s text:c="2"/><text:s text:c="3"/><text:span text:style-name="style5">if</text:span><text:span text:style-name="style10">( </text:span><text:span text:style-name="style11">X</text:span><text:span text:style-name="style10">&gt;</text:span><text:span text:style-name="style4">0 </text:span><text:span text:style-name="style10">)</text:span><text:span text:style-name="style11">X</text:span><text:span text:style-name="style10">=(</text:span><text:span text:style-name="style11">X</text:span><text:span text:style-name="style10">-</text:span><text:span text:style-name="style4">1</text:span><text:span text:style-name="style10">)*</text:span><text:span text:style-name="style11">fw</text:span><text:span text:style-name="style10">; </text:span><text:span text:style-name="style5">else </text:span><text:span text:style-name="style11">X </text:span><text:span text:style-name="style10">= </text:span><text:span text:style-name="style11">Site</text:span><text:span text:style-name="style10">-&gt;</text:span><text:span text:style-name="style11">Width </text:span><text:span text:style-name="style10">- </text:span><text:span text:style-name="style11">W </text:span><text:span text:style-name="style10">+ </text:span><text:span text:style-name="style11">X</text:span><text:span text:style-name="style10">*</text:span><text:span text:style-name="style11">fw</text:span><text:span text:style-name="style10">;<text:s text:c="6"/></text:span><text:span text:style-name="style2">// базовой Window</text:span></text:h>
      <text:h text:style-name="Default"><text:s text:c="1"/>17<text:s text:c="2"/><text:s text:c="7"/><text:span text:style-name="style11">X</text:span><text:span text:style-name="style10">=</text:span><text:span text:style-name="style16">minmax</text:span><text:span text:style-name="style10">( </text:span><text:span text:style-name="style4">0</text:span><text:span text:style-name="style10">,</text:span><text:span text:style-name="style11">X</text:span><text:span text:style-name="style10">,</text:span><text:span text:style-name="style11">Site</text:span><text:span text:style-name="style10">-&gt;</text:span><text:span text:style-name="style11">Width</text:span><text:span text:style-name="style10">-</text:span><text:span text:style-name="style11">AF</text:span><text:span text:style-name="style10">.</text:span><text:span text:style-name="style11">W </text:span><text:span text:style-name="style10">);<text:s text:c="14"/></text:span><text:span text:style-name="style2">// перерасчет с проверкой</text:span></text:h>
      <text:h text:style-name="Default"><text:s text:c="1"/>18<text:s text:c="2"/><text:s text:c="3"/><text:span text:style-name="style5">if</text:span><text:span text:style-name="style10">( </text:span><text:span text:style-name="style11">X</text:span><text:span text:style-name="style10">+</text:span><text:span text:style-name="style11">W</text:span><text:span text:style-name="style10">&gt;</text:span><text:span text:style-name="style11">Site</text:span><text:span text:style-name="style10">-&gt;</text:span><text:span text:style-name="style11">Width<text:s text:c="2"/></text:span><text:span text:style-name="style10">)<text:s text:c="29"/></text:span><text:span text:style-name="style2">// жертвуем шириной окна</text:span></text:h>
      <text:h text:style-name="Default"><text:s text:c="1"/>19<text:s text:c="2"/><text:s text:c="5"/><text:span text:style-name="style10">{ </text:span><text:span text:style-name="style5">if</text:span><text:span text:style-name="style10">( </text:span><text:span text:style-name="style11">W</text:span><text:span text:style-name="style10">==</text:span><text:span text:style-name="style11">Site</text:span><text:span text:style-name="style10">-&gt;</text:span><text:span text:style-name="style11">Width </text:span><text:span text:style-name="style10">)</text:span><text:span text:style-name="style11">W</text:span><text:span text:style-name="style10">-=</text:span><text:span text:style-name="style11">X</text:span><text:span text:style-name="style10">; </text:span><text:span text:style-name="style5">else </text:span><text:span text:style-name="style11">X</text:span><text:span text:style-name="style10">=</text:span><text:span text:style-name="style16">max</text:span><text:span text:style-name="style10">( </text:span><text:span text:style-name="style4">0</text:span><text:span text:style-name="style10">,</text:span><text:span text:style-name="style11">Site</text:span><text:span text:style-name="style10">-&gt;</text:span><text:span text:style-name="style11">Width</text:span><text:span text:style-name="style10">-</text:span><text:span text:style-name="style11">W </text:span><text:span text:style-name="style10">); }</text:span></text:h>
      <text:h text:style-name="Default"><text:s text:c="1"/>20<text:s text:c="2"/><text:span text:style-name="style2">// затем по вертикали</text:span></text:h>
      <text:h text:style-name="Default"><text:s text:c="1"/>21<text:s text:c="2"/><text:s text:c="3"/><text:span text:style-name="style5">if</text:span><text:span text:style-name="style10">( !</text:span><text:span text:style-name="style11">H </text:span><text:span text:style-name="style10">)</text:span><text:span text:style-name="style11">H</text:span><text:span text:style-name="style10">=</text:span><text:span text:style-name="style11">Site</text:span><text:span text:style-name="style10">-&gt;</text:span><text:span text:style-name="style11">Height</text:span><text:span text:style-name="style10">; </text:span><text:span text:style-name="style5">else if</text:span><text:span text:style-name="style10">( </text:span><text:span text:style-name="style11">H</text:span><text:span text:style-name="style10">&lt;</text:span><text:span text:style-name="style4">0 </text:span><text:span text:style-name="style10">)</text:span><text:span text:style-name="style11">H</text:span><text:span text:style-name="style10">=-</text:span><text:span text:style-name="style11">H</text:span><text:span text:style-name="style10">,</text:span><text:span text:style-name="style11">fh</text:span><text:span text:style-name="style10">=</text:span><text:span text:style-name="style4">1</text:span><text:span text:style-name="style10">; </text:span><text:span text:style-name="style5">else </text:span><text:span text:style-name="style11">H</text:span><text:span text:style-name="style10">=</text:span><text:span text:style-name="style11">H</text:span><text:span text:style-name="style10">*</text:span><text:span text:style-name="style11">fh</text:span><text:span text:style-name="style10">; ++</text:span><text:span text:style-name="style11">H</text:span><text:span text:style-name="style10">;</text:span></text:h>
      <text:h text:style-name="Default"><text:s text:c="1"/>22<text:s text:c="2"/><text:s text:c="3"/><text:span text:style-name="style5">if</text:span><text:span text:style-name="style10">( </text:span><text:span text:style-name="style11">fh</text:span><text:span text:style-name="style10">&gt;</text:span><text:span text:style-name="style4">1 </text:span><text:span text:style-name="style10">){ </text:span><text:span text:style-name="style5">if</text:span><text:span text:style-name="style10">( </text:span><text:span text:style-name="style11">Y</text:span><text:span text:style-name="style10">&gt;</text:span><text:span text:style-name="style4">0 </text:span><text:span text:style-name="style10">)</text:span><text:span text:style-name="style11">Y </text:span><text:span text:style-name="style10">= </text:span><text:span text:style-name="style11">Site</text:span><text:span text:style-name="style10">-&gt;</text:span><text:span text:style-name="style11">Height </text:span><text:span text:style-name="style10">- </text:span><text:span text:style-name="style11">H </text:span><text:span text:style-name="style10">- </text:span><text:span text:style-name="style11">fh</text:span><text:span text:style-name="style10">*(</text:span><text:span text:style-name="style11">Y</text:span><text:span text:style-name="style10">-</text:span><text:span text:style-name="style4">1</text:span><text:span text:style-name="style10">); </text:span><text:span text:style-name="style5">else </text:span><text:span text:style-name="style11">Y </text:span><text:span text:style-name="style10">= -</text:span><text:span text:style-name="style11">Y</text:span><text:span text:style-name="style10">*</text:span><text:span text:style-name="style11">fh</text:span><text:span text:style-name="style10">; }</text:span></text:h>
      <text:h text:style-name="Default"><text:s text:c="1"/>23<text:s text:c="2"/><text:s text:c="7"/><text:span text:style-name="style5">else </text:span><text:span text:style-name="style10">{ </text:span><text:span text:style-name="style5">if</text:span><text:span text:style-name="style10">( </text:span><text:span text:style-name="style11">Y</text:span><text:span text:style-name="style10">&lt;=</text:span><text:span text:style-name="style4">0 </text:span><text:span text:style-name="style10">)</text:span><text:span text:style-name="style11">Y </text:span><text:span text:style-name="style10">= </text:span><text:span text:style-name="style11">Site</text:span><text:span text:style-name="style10">-&gt;</text:span><text:span text:style-name="style11">Height </text:span><text:span text:style-name="style10">- </text:span><text:span text:style-name="style11">H </text:span><text:span text:style-name="style10">+ </text:span><text:span text:style-name="style11">Y</text:span><text:span text:style-name="style10">; }</text:span></text:h>
      <text:h text:style-name="Default"><text:s text:c="1"/>24<text:s text:c="2"/><text:s text:c="3"/><text:span text:style-name="style5">if</text:span><text:span text:style-name="style10">( </text:span><text:span text:style-name="style11">H</text:span><text:span text:style-name="style10">&gt;</text:span><text:span text:style-name="style11">Site</text:span><text:span text:style-name="style10">-&gt;</text:span><text:span text:style-name="style11">Height </text:span><text:span text:style-name="style10">)</text:span><text:span text:style-name="style11">H</text:span><text:span text:style-name="style10">=</text:span><text:span text:style-name="style11">Site</text:span><text:span text:style-name="style10">-&gt;</text:span><text:span text:style-name="style11">Height</text:span><text:span text:style-name="style10">;<text:s text:c="12"/></text:span><text:span text:style-name="style2">// относительно главного окна</text:span></text:h>
      <text:h text:style-name="Default"><text:s text:c="1"/>25<text:s text:c="2"/><text:s text:c="3"/><text:span text:style-name="style5">if</text:span><text:span text:style-name="style10">( </text:span><text:span text:style-name="style11">Y</text:span><text:span text:style-name="style10">+</text:span><text:span text:style-name="style11">H</text:span><text:span text:style-name="style10">&gt;</text:span><text:span text:style-name="style11">Site</text:span><text:span text:style-name="style10">-&gt;</text:span><text:span text:style-name="style11">Height </text:span><text:span text:style-name="style10">)</text:span><text:span text:style-name="style11">Y</text:span><text:span text:style-name="style10">=</text:span><text:span text:style-name="style11">Site</text:span><text:span text:style-name="style10">-&gt;</text:span><text:span text:style-name="style11">Height</text:span><text:span text:style-name="style10">-</text:span><text:span text:style-name="style11">H</text:span><text:span text:style-name="style10">; </text:span><text:span text:style-name="style5">if</text:span><text:span text:style-name="style10">( </text:span><text:span text:style-name="style11">Y</text:span><text:span text:style-name="style10">&lt;</text:span><text:span text:style-name="style4">0 </text:span><text:span text:style-name="style10">)</text:span><text:span text:style-name="style11">Y</text:span><text:span text:style-name="style10">=</text:span><text:span text:style-name="style4">0</text:span><text:span text:style-name="style10">;</text:span></text:h>
      <text:h text:style-name="Default"><text:s text:c="1"/>26<text:s text:c="2"/><text:span text:style-name="style2">// if( Signs &amp; PlaceAbove )</text:span></text:h>
      <text:h text:style-name="Default"><text:s text:c="1"/>27<text:s text:c="2"/><text:s text:c="3"/><text:span text:style-name="style5">if</text:span><text:span text:style-name="style10">( </text:span><text:span text:style-name="style11">Img </text:span><text:span text:style-name="style10">)<text:s text:c="3"/></text:span><text:span text:style-name="style2">// если ранее сохранялась фоновая подложка, то восстанавливается</text:span></text:h>
      <text:h text:style-name="Default"><text:s text:c="1"/>28<text:s text:c="2"/><text:s text:c="3"/><text:span text:style-name="style5">if</text:span><text:span text:style-name="style10">( </text:span><text:span text:style-name="style11">X</text:span><text:span text:style-name="style10">!=</text:span><text:span text:style-name="style11">pX </text:span><text:span text:style-name="style10">|| </text:span><text:span text:style-name="style11">Y</text:span><text:span text:style-name="style10">!=</text:span><text:span text:style-name="style11">pY </text:span><text:span text:style-name="style10">|| </text:span><text:span text:style-name="style11">Width</text:span><text:span text:style-name="style10">!=</text:span><text:span text:style-name="style11">W </text:span><text:span text:style-name="style10">|| </text:span><text:span text:style-name="style11">Height</text:span><text:span text:style-name="style10">!=</text:span><text:span text:style-name="style11">H </text:span><text:span text:style-name="style10">)</text:span><text:span text:style-name="style11">Rest</text:span><text:span text:style-name="style10">();<text:s text:c="2"/></text:span><text:span text:style-name="style2">// растянутая картинка</text:span></text:h>
      <text:h text:style-name="Default"><text:s text:c="1"/>29<text:s text:c="2"/><text:s text:c="3"/><text:span text:style-name="style11">pX</text:span><text:span text:style-name="style10">=</text:span><text:span text:style-name="style11">X</text:span><text:span text:style-name="style10">,</text:span><text:span text:style-name="style11">pY</text:span><text:span text:style-name="style10">=</text:span><text:span text:style-name="style11">Y</text:span><text:span text:style-name="style10">,</text:span><text:span text:style-name="style11">Width</text:span><text:span text:style-name="style10">=</text:span><text:span text:style-name="style11">W</text:span><text:span text:style-name="style10">,</text:span><text:span text:style-name="style11">Height</text:span><text:span text:style-name="style10">=</text:span><text:span text:style-name="style11">H</text:span><text:span text:style-name="style10">;</text:span></text:h>
      <text:h text:style-name="Default"><text:s text:c="1"/>30<text:s text:c="2"/><text:s text:c="3"/><text:span text:style-name="style5">if</text:span><text:span text:style-name="style10">( </text:span><text:span text:style-name="style11">chY</text:span><text:span text:style-name="style10">&gt;</text:span><text:span text:style-name="style11">Height</text:span><text:span text:style-name="style10">-</text:span><text:span text:style-name="style11">AF</text:span><text:span text:style-name="style10">.</text:span><text:span text:style-name="style11">H </text:span><text:span text:style-name="style10">)</text:span><text:span text:style-name="style11">chY</text:span><text:span text:style-name="style10">=</text:span><text:span text:style-name="style11">Height</text:span><text:span text:style-name="style10">-</text:span><text:span text:style-name="style11">AF</text:span><text:span text:style-name="style10">.</text:span><text:span text:style-name="style11">H</text:span><text:span text:style-name="style10">;<text:s text:c="12"/></text:span><text:span text:style-name="style2">// аппликата верхней строки</text:span></text:h>
      <text:h text:style-name="Default"><text:s text:c="1"/>31<text:s text:c="2"/><text:span text:style-name="style2">// if( Signs &amp; PlaceAbove )Save();</text:span></text:h>
      <text:h text:style-name="Default"><text:s text:c="1"/>32<text:s text:c="2"/><text:s text:c="3"/><text:span text:style-name="style5">return </text:span><text:span text:style-name="style10">*</text:span><text:span text:style-name="style5">this</text:span><text:span text:style-name="style10">;</text:span></text:h>
      <text:h text:style-name="Default"><text:s text:c="1"/>33<text:s text:c="2"/><text:span text:style-name="style10">}</text:span></text:h>
      <text:h text:style-name="Default"><text:s text:c="1"/>34<text:s text:c="2"/><text:span text:style-name="style2">//<text:s text:c="6"/>Комплекс встроенных и внутренних процедур</text:span></text:h>
      <text:h text:style-name="Default"><text:s text:c="1"/>35<text:s text:c="2"/><text:span text:style-name="style2">//<text:s text:c="6"/>Подготовка площадки для растровых манипуляций</text:span></text:h>
      <text:h text:style-name="Default"><text:s text:c="1"/>36<text:s text:c="2"/><text:span text:style-name="style2">//</text:span></text:h>
      <text:h text:style-name="Default"><text:s text:c="1"/>37<text:s text:c="2"/><text:span text:style-name="style11">RasterSector</text:span><text:span text:style-name="style10">::</text:span><text:span text:style-name="style11">RasterSector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int </text:span><text:span text:style-name="style11">W</text:span><text:span text:style-name="style10">,</text:span><text:span text:style-name="style5">int </text:span><text:span text:style-name="style11">H </text:span><text:span text:style-name="style10">) </text:span><text:span text:style-name="style2">// настройка чисто</text:span></text:h>
      <text:h text:style-name="Default"><text:s text:c="1"/>38<text:s text:c="2"/><text:s text:c="2"/><text:span text:style-name="style10">{ </text:span><text:span text:style-name="style11">PushMatrix</text:span><text:span text:style-name="style10">();</text:span></text:h>
      <text:h text:style-name="Default"><text:s text:c="1"/>39<text:s text:c="2"/><text:s text:c="4"/><text:span text:style-name="style11">glLoadIdentity</text:span><text:span text:style-name="style10">(); </text:span><text:span text:style-name="style11">glMatrixMode</text:span><text:span text:style-name="style10">( </text:span><text:span text:style-name="style11">GL_PROJECTION </text:span><text:span text:style-name="style10">);</text:span></text:h>
      <text:h text:style-name="Default"><text:s text:c="1"/>40<text:s text:c="2"/><text:s text:c="4"/><text:span text:style-name="style11">glLoadIdentity</text:span><text:span text:style-name="style10">(); </text:span><text:span text:style-name="style11">glViewport</text:span><text:span text:style-name="style10">( </text:span><text:span text:style-name="style11">X</text:span><text:span text:style-name="style10">,</text:span><text:span text:style-name="style11">Y</text:span><text:span text:style-name="style10">,</text:span><text:span text:style-name="style11">W</text:span><text:span text:style-name="style10">,</text:span><text:span text:style-name="style11">H </text:span><text:span text:style-name="style10">);</text:span></text:h>
      <text:h text:style-name="Default"><text:s text:c="1"/>41<text:s text:c="2"/><text:s text:c="4"/><text:span text:style-name="style11">glOrtho</text:span><text:span text:style-name="style10">( </text:span><text:span text:style-name="style4">0</text:span><text:span text:style-name="style10">,</text:span><text:span text:style-name="style11">W</text:span><text:span text:style-name="style10">,</text:span><text:span text:style-name="style4">0</text:span><text:span text:style-name="style10">,</text:span><text:span text:style-name="style11">H</text:span><text:span text:style-name="style10">,-</text:span><text:span text:style-name="style4">1</text:span><text:span text:style-name="style10">,</text:span><text:span text:style-name="style4">1 </text:span><text:span text:style-name="style10">); </text:span><text:span text:style-name="style11">glMatrixMode</text:span><text:span text:style-name="style10">( </text:span><text:span text:style-name="style11">GL_MODELVIEW </text:span><text:span text:style-name="style10">);</text:span></text:h>
      <text:h text:style-name="Default"><text:s text:c="1"/>42<text:s text:c="2"/><text:s text:c="4"/><text:span text:style-name="style11">glDisable</text:span><text:span text:style-name="style10">( </text:span><text:span text:style-name="style11">GL_DEPTH_TEST </text:span><text:span text:style-name="style10">);</text:span></text:h>
      <text:h text:style-name="Default"><text:s text:c="1"/>43<text:s text:c="2"/><text:s text:c="4"/><text:span text:style-name="style11">glDisable</text:span><text:span text:style-name="style10">( </text:span><text:span text:style-name="style11">GL_LIGHTING </text:span><text:span text:style-name="style10">);</text:span></text:h>
      <text:h text:style-name="Default"><text:s text:c="1"/>44<text:s text:c="2"/><text:s text:c="2"/><text:span text:style-name="style10">}</text:span></text:h>
      <text:h text:style-name="Default"><text:s text:c="1"/>45<text:s text:c="2"/><text:span text:style-name="style11">TextContext</text:span><text:span text:style-name="style10">::</text:span><text:span text:style-name="style11">TextContext</text:span><text:span text:style-name="style10">( </text:span><text:span text:style-name="style5">bool </text:span><text:span text:style-name="style11">b </text:span><text:span text:style-name="style10">): </text:span><text:span text:style-name="style11">Base</text:span><text:span text:style-name="style10">( </text:span><text:span text:style-name="style11">b </text:span><text:span text:style-name="style10">)</text:span></text:h>
      <text:h text:style-name="Default"><text:s text:c="1"/>46<text:s text:c="2"/><text:span text:style-name="style2">//<text:s text:c="4"/>dp( glIsEnabled( GL_DEPTH_TEST ) ),</text:span></text:h>
      <text:h text:style-name="Default"><text:s text:c="1"/>47<text:s text:c="2"/><text:span text:style-name="style2">//<text:s text:c="4"/>cf( glIsEnabled( GL_CULL_FACE ) ),</text:span></text:h>
      <text:h text:style-name="Default"><text:s text:c="1"/>48<text:s text:c="2"/><text:span text:style-name="style2">//<text:s text:c="4"/>lh( glIsEnabled( GL_LIGHTING ) )</text:span></text:h>
      <text:h text:style-name="Default"><text:s text:c="1"/>49<text:s text:c="2"/><text:span text:style-name="style10">{ </text:span><text:span text:style-name="style5">if</text:span><text:span text:style-name="style10">( </text:span><text:span text:style-name="style11">Base </text:span><text:span text:style-name="style10">)</text:span><text:span text:style-name="style11">PushMatrix</text:span><text:span text:style-name="style10">(); </text:span><text:span text:style-name="style5">else </text:span><text:span text:style-name="style11">glPushAttrib</text:span><text:span text:style-name="style10">( </text:span><text:span text:style-name="style11">GL_ENABLE_BIT</text:span><text:span text:style-name="style10">|</text:span><text:span text:style-name="style11">GL_POLYGON_BIT </text:span><text:span text:style-name="style10">);</text:span></text:h>
      <text:h text:style-name="Default"><text:s text:c="1"/>50<text:s text:c="2"/><text:s text:c="2"/><text:span text:style-name="style11">glDisable</text:span><text:span text:style-name="style10">( </text:span><text:span text:style-name="style11">GL_DEPTH_TEST </text:span><text:span text:style-name="style10">);</text:span></text:h>
      <text:h text:style-name="Default"><text:s text:c="1"/>51<text:s text:c="2"/><text:s text:c="2"/><text:span text:style-name="style11">glDisable</text:span><text:span text:style-name="style10">( </text:span><text:span text:style-name="style11">GL_CULL_FACE </text:span><text:span text:style-name="style10">);</text:span></text:h>
      <text:h text:style-name="Default"><text:s text:c="1"/>52<text:s text:c="2"/><text:s text:c="2"/><text:span text:style-name="style11">glDisable</text:span><text:span text:style-name="style10">( </text:span><text:span text:style-name="style11">GL_LIGHTING </text:span><text:span text:style-name="style10">);</text:span></text:h>
      <text:h text:style-name="Default"><text:s text:c="1"/>53<text:s text:c="2"/><text:s text:c="2"/><text:span text:style-name="style11">glPolygonMode</text:span><text:span text:style-name="style10">( </text:span><text:span text:style-name="style11">GL_BACK</text:span><text:span text:style-name="style10">,</text:span><text:span text:style-name="style11">GL_FILL </text:span><text:span text:style-name="style10">);</text:span></text:h>
      <text:h text:style-name="Default"><text:s text:c="1"/>54<text:s text:c="2"/><text:span text:style-name="style2">//glListBase( FontBase );</text:span></text:h>
      <text:h text:style-name="Default"><text:s text:c="1"/>55<text:s text:c="2"/><text:span text:style-name="style10">}</text:span></text:h>
      <text:h text:style-name="Default"><text:s text:c="1"/>56<text:s text:c="2"/><text:span text:style-name="style11">RasterSector</text:span><text:span text:style-name="style10">::~</text:span><text:span text:style-name="style11">RasterSector</text:span><text:span text:style-name="style10">(){ </text:span><text:span text:style-name="style11">PopMatrix</text:span><text:span text:style-name="style10">(); }</text:span></text:h>
      <text:h text:style-name="Default"><text:s text:c="1"/>57<text:s text:c="2"/><text:span text:style-name="style11">TextContext</text:span><text:span text:style-name="style10">::~</text:span><text:span text:style-name="style11">TextContext</text:span><text:span text:style-name="style10">(){ </text:span><text:span text:style-name="style5">if</text:span><text:span text:style-name="style10">( </text:span><text:span text:style-name="style11">Base </text:span><text:span text:style-name="style10">)</text:span><text:span text:style-name="style11">PopMatrix</text:span><text:span text:style-name="style10">(); </text:span><text:span text:style-name="style5">else </text:span><text:span text:style-name="style11">glPopAttrib</text:span><text:span text:style-name="style10">(); }</text:span></text:h>
      <text:h text:style-name="Default"><text:s text:c="1"/>58<text:s text:c="2"/></text:h>
      <text:h text:style-name="Default"><text:s text:c="1"/>59<text:s text:c="2"/><text:span text:style-name="style11">Place</text:span><text:span text:style-name="style10">&amp; </text:span><text:span text:style-name="style11">Place</text:span><text:span text:style-name="style10">::</text:span><text:span text:style-name="style11">Clear</text:span><text:span text:style-name="style10">( </text:span><text:span text:style-name="style5">bool </text:span><text:span text:style-name="style16">back </text:span><text:span text:style-name="style10">) </text:span><text:span text:style-name="style2">// очистка фоном/true или текущим/false цветом</text:span></text:h>
      <text:h text:style-name="Default"><text:s text:c="1"/>60<text:s text:c="2"/><text:span text:style-name="style10">{ </text:span><text:span text:style-name="style11">glScissor</text:span><text:span text:style-name="style10">( </text:span><text:span text:style-name="style11">pX</text:span><text:span text:style-name="style10">,</text:span><text:span text:style-name="style11">pY</text:span><text:span text:style-name="style10">,</text:span><text:span text:style-name="style11">Width</text:span><text:span text:style-name="style10">,</text:span><text:span text:style-name="style11">Height </text:span><text:span text:style-name="style10">);<text:s text:c="2"/></text:span><text:span text:style-name="style2">// Режим обрезки внешнего окружения и его</text:span></text:h>
      <text:h text:style-name="Default"><text:s text:c="1"/>61<text:s text:c="2"/><text:s text:c="2"/><text:span text:style-name="style11">glEnable </text:span><text:span text:style-name="style10">( </text:span><text:span text:style-name="style11">GL_SCISSOR_TEST </text:span><text:span text:style-name="style10">);<text:s text:c="5"/></text:span><text:span text:style-name="style2">// временное включение для очистки площадки</text:span></text:h>
      <text:h text:style-name="Default"><text:s text:c="1"/>62<text:s text:c="2"/><text:s text:c="2"/><text:span text:style-name="style5">if</text:span><text:span text:style-name="style10">( </text:span><text:span text:style-name="style16">back </text:span><text:span text:style-name="style10">)</text:span><text:span text:style-name="style11">glClear</text:span><text:span text:style-name="style10">( </text:span><text:span text:style-name="style11">GL_COLOR_BUFFER_BIT </text:span><text:span text:style-name="style10">| </text:span><text:span text:style-name="style11">GL_DEPTH_BUFFER_BIT </text:span><text:span text:style-name="style10">); </text:span><text:span text:style-name="style5">else</text:span></text:h>
      <text:h text:style-name="Default"><text:s text:c="1"/>63<text:s text:c="2"/><text:s text:c="2"/><text:span text:style-name="style10">{ </text:span><text:span text:style-name="style5">float </text:span><text:span text:style-name="style11">c</text:span><text:span text:style-name="style10">[</text:span><text:span text:style-name="style4">8</text:span><text:span text:style-name="style10">]; </text:span><text:span text:style-name="style11">glGetFloatv</text:span><text:span text:style-name="style10">( </text:span><text:span text:style-name="style11">GL_COLOR_CLEAR_VALUE</text:span><text:span text:style-name="style10">,</text:span><text:span text:style-name="style11">c </text:span><text:span text:style-name="style10">);</text:span></text:h>
      <text:h text:style-name="Default"><text:s text:c="1"/>64<text:s text:c="2"/><text:s text:c="16"/><text:span text:style-name="style11">glGetFloatv</text:span><text:span text:style-name="style10">( </text:span><text:span text:style-name="style11">GL_CURRENT_COLOR</text:span><text:span text:style-name="style10">,</text:span><text:span text:style-name="style11">c</text:span><text:span text:style-name="style10">+</text:span><text:span text:style-name="style4">4 </text:span><text:span text:style-name="style10">);</text:span></text:h>
      <text:h text:style-name="Default"><text:s text:c="1"/>65<text:s text:c="2"/><text:s text:c="16"/><text:span text:style-name="style11">glClearColor</text:span><text:span text:style-name="style10">( </text:span><text:span text:style-name="style11">c</text:span><text:span text:style-name="style10">[</text:span><text:span text:style-name="style4">4</text:span><text:span text:style-name="style10">],</text:span><text:span text:style-name="style11">c</text:span><text:span text:style-name="style10">[</text:span><text:span text:style-name="style4">5</text:span><text:span text:style-name="style10">],</text:span><text:span text:style-name="style11">c</text:span><text:span text:style-name="style10">[</text:span><text:span text:style-name="style4">6</text:span><text:span text:style-name="style10">],</text:span><text:span text:style-name="style11">c</text:span><text:span text:style-name="style10">[</text:span><text:span text:style-name="style4">7</text:span><text:span text:style-name="style10">] );</text:span></text:h>
      <text:h text:style-name="Default"><text:s text:c="1"/>66<text:s text:c="2"/><text:s text:c="16"/><text:span text:style-name="style11">glClear</text:span><text:span text:style-name="style10">( </text:span><text:span text:style-name="style11">GL_COLOR_BUFFER_BIT </text:span><text:span text:style-name="style10">| </text:span><text:span text:style-name="style11">GL_DEPTH_BUFFER_BIT </text:span><text:span text:style-name="style10">);</text:span></text:h>
      <text:h text:style-name="Default"><text:s text:c="1"/>67<text:s text:c="2"/><text:s text:c="16"/><text:span text:style-name="style11">glClearColor</text:span><text:span text:style-name="style10">( *</text:span><text:span text:style-name="style11">c</text:span><text:span text:style-name="style10">,</text:span><text:span text:style-name="style11">c</text:span><text:span text:style-name="style10">[</text:span><text:span text:style-name="style4">1</text:span><text:span text:style-name="style10">],</text:span><text:span text:style-name="style11">c</text:span><text:span text:style-name="style10">[</text:span><text:span text:style-name="style4">2</text:span><text:span text:style-name="style10">],</text:span><text:span text:style-name="style11">c</text:span><text:span text:style-name="style10">[</text:span><text:span text:style-name="style4">3</text:span><text:span text:style-name="style10">] );</text:span></text:h>
      <text:h text:style-name="Default"><text:s text:c="1"/>68<text:s text:c="2"/><text:s text:c="2"/><text:span text:style-name="style10">} </text:span><text:span text:style-name="style11">glDisable</text:span><text:span text:style-name="style10">( </text:span><text:span text:style-name="style11">GL_SCISSOR_TEST </text:span><text:span text:style-name="style10">);<text:s text:c="5"/></text:span><text:span text:style-name="style2">// разблокирование графических фрагментов</text:span></text:h>
      <text:h text:style-name="Default"><text:s text:c="1"/>69<text:s text:c="2"/><text:s text:c="2"/><text:span text:style-name="style11">glScissor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 </text:span><text:span text:style-name="style10">); </text:span><text:span text:style-name="style5">return </text:span><text:span text:style-name="style10">*</text:span><text:span text:style-name="style5">this</text:span><text:span text:style-name="style10">; </text:span><text:span text:style-name="style2">//<text:s text:c="3"/>и отключение обрезки</text:span></text:h>
      <text:h text:style-name="Default"><text:s text:c="1"/>70<text:s text:c="2"/><text:span text:style-name="style10">}</text:span></text:h>
      <text:h text:style-name="Default"><text:s text:c="1"/>71<text:s text:c="2"/><text:span text:style-name="style11">Place</text:span><text:span text:style-name="style10">&amp; </text:span><text:span text:style-name="style11">Place</text:span><text:span text:style-name="style10">::</text:span><text:span text:style-name="style11">Show</text:span><text:span text:style-name="style10">()<text:s text:c="21"/></text:span><text:span text:style-name="style15">//! прорисовка растрового фрагмента из</text:span></text:h>
      <text:h text:style-name="Default"><text:s text:c="1"/>72<text:s text:c="2"/><text:span text:style-name="style10">{ </text:span><text:span text:style-name="style5">if</text:span><text:span text:style-name="style10">( </text:span><text:span text:style-name="style11">Site </text:span><text:span text:style-name="style10">)</text:span></text:h>
      <text:h text:style-name="Default"><text:s text:c="1"/>73<text:s text:c="2"/><text:s text:c="2"/><text:span text:style-name="style10">{ </text:span><text:span text:style-name="style11">RasterSector Sv</text:span><text:span text:style-name="style10">( </text:span><text:span text:style-name="style11">pX</text:span><text:span text:style-name="style10">,</text:span><text:span text:style-name="style11">pY</text:span><text:span text:style-name="style10">,</text:span><text:span text:style-name="style11">Width</text:span><text:span text:style-name="style10">,</text:span><text:span text:style-name="style11">Height </text:span><text:span text:style-name="style10">); </text:span><text:span text:style-name="style2">// фонового буфера в видимый рисунок</text:span></text:h>
      <text:h text:style-name="Default"><text:s text:c="1"/>74<text:s text:c="2"/><text:s text:c="4"/><text:span text:style-name="style11">glRasterPos2i</text:span><text:span text:style-name="style10">( </text:span><text:span text:style-name="style4">0</text:span><text:span text:style-name="style10">,</text:span><text:span text:style-name="style4">0 </text:span><text:span text:style-name="style10">);<text:s text:c="24"/></text:span><text:span text:style-name="style11">glDrawBuffer</text:span><text:span text:style-name="style10">( </text:span><text:span text:style-name="style11">GL_FRONT </text:span><text:span text:style-name="style10">);</text:span></text:h>
      <text:h text:style-name="Default"><text:s text:c="1"/>75<text:s text:c="2"/><text:s text:c="4"/><text:span text:style-name="style11">glCopyPixels</text:span><text:span text:style-name="style10">( </text:span><text:span text:style-name="style11">pX</text:span><text:span text:style-name="style10">,</text:span><text:span text:style-name="style11">pY</text:span><text:span text:style-name="style10">,</text:span><text:span text:style-name="style11">Width</text:span><text:span text:style-name="style10">,</text:span><text:span text:style-name="style11">Height</text:span><text:span text:style-name="style10">,</text:span><text:span text:style-name="style11">GL_COLOR </text:span><text:span text:style-name="style10">); </text:span><text:span text:style-name="style11">glDrawBuffer</text:span><text:span text:style-name="style10">( </text:span><text:span text:style-name="style11">GL_BACK </text:span><text:span text:style-name="style10">);</text:span></text:h>
      <text:h text:style-name="Default"><text:s text:c="1"/>76<text:s text:c="2"/><text:s text:c="2"/><text:span text:style-name="style2">//if( Site-&gt;Up==this )Site-&gt;Save();<text:s text:c="6"/>// первая площадка сохраняет фоновую</text:span></text:h>
      <text:h text:style-name="Default"><text:s text:c="1"/>77<text:s text:c="2"/><text:s text:c="4"/><text:span text:style-name="style5">if</text:span><text:span text:style-name="style10">( </text:span><text:span text:style-name="style11">Signs</text:span><text:span text:style-name="style10">&amp;</text:span><text:span text:style-name="style11">PlaceAbove </text:span><text:span text:style-name="style10">&amp;&amp; </text:span><text:span text:style-name="style11">Site</text:span><text:span text:style-name="style10">!=</text:span><text:span text:style-name="style5">this </text:span><text:span text:style-name="style10">)</text:span><text:span text:style-name="style11">Save</text:span><text:span text:style-name="style10">();</text:span><text:span text:style-name="style2">// на фоне идёт сборная картинка</text:span></text:h>
      <text:h text:style-name="Default"><text:s text:c="1"/>78<text:s text:c="2"/><text:s text:c="4"/><text:span text:style-name="style11">WinExecute</text:span><text:span text:style-name="style10">( </text:span><text:span text:style-name="style11">Site</text:span><text:span text:style-name="style10">-&gt;</text:span><text:span text:style-name="style11">hWnd </text:span><text:span text:style-name="style10">); </text:span><text:span text:style-name="style11">glFinish</text:span><text:span text:style-name="style10">();</text:span></text:h>
      <text:h text:style-name="Default"><text:s text:c="1"/>79<text:s text:c="2"/><text:s text:c="2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><text:s text:c="1"/>80<text:s text:c="2"/><text:span text:style-name="style10">}</text:span></text:h>
      <text:h text:style-name="Default"><text:s text:c="1"/>81<text:s text:c="2"/><text:span text:style-name="style15">//!<text:s text:c="4"/>сохранение текущего изображения/фрагмента в буфере оперативной памяти</text:span></text:h>
      <text:h text:style-name="Default"><text:s text:c="1"/>82<text:s text:c="2"/><text:span text:style-name="style2">//<text:s text:c="8"/>Img[0] - общая, контрольная длина массива</text:span></text:h>
      <text:h text:style-name="Default"><text:s text:c="1"/>83<text:s text:c="2"/><text:span text:style-name="style2">//<text:s text:c="8"/>Img[1] x Img[2] x Img[3] - x·y·z - трехмерные размерности изображения</text:span></text:h>
      <text:h text:style-name="Default"><text:s text:c="1"/>84<text:s text:c="2"/><text:span text:style-name="style11">Place</text:span><text:span text:style-name="style10">&amp; </text:span><text:span text:style-name="style11">Place</text:span><text:span text:style-name="style10">::</text:span><text:span text:style-name="style11">Save</text:span><text:span text:style-name="style10">()<text:s text:c="19"/></text:span><text:span text:style-name="style2">// фрагментация здесь вполне естественна</text:span></text:h>
      <text:h text:style-name="Default"><text:s text:c="1"/>85<text:s text:c="2"/><text:span text:style-name="style10">{ </text:span><text:span text:style-name="style5">if</text:span><text:span text:style-name="style10">( </text:span><text:span text:style-name="style11">Width</text:span><text:span text:style-name="style10">&gt;</text:span><text:span text:style-name="style4">0 </text:span><text:span text:style-name="style10">&amp;&amp; </text:span><text:span text:style-name="style11">Height</text:span><text:span text:style-name="style10">&gt;</text:span><text:span text:style-name="style4">0 </text:span><text:span text:style-name="style10">)<text:s text:c="12"/></text:span><text:span text:style-name="style2">// и не требует особой работы со списком</text:span></text:h>
      <text:h text:style-name="Default"><text:s text:c="1"/>86<text:s text:c="2"/><text:s text:c="2"/><text:span text:style-name="style10">{ </text:span><text:span text:style-name="style5">unsigned </text:span><text:span text:style-name="style11">Size</text:span><text:span text:style-name="style10">=</text:span><text:span text:style-name="style5">sizeof</text:span><text:span text:style-name="style10">( </text:span><text:span text:style-name="style5">unsigned </text:span><text:span text:style-name="style10">)*( </text:span><text:span text:style-name="style11">Width</text:span><text:span text:style-name="style10">*</text:span><text:span text:style-name="style11">Height</text:span><text:span text:style-name="style10">+</text:span><text:span text:style-name="style4">4 </text:span><text:span text:style-name="style10">);</text:span></text:h>
      <text:h text:style-name="Default"><text:s text:c="1"/>87<text:s text:c="2"/><text:s text:c="2"/><text:span text:style-name="style2">//glPushAttrib( GL_VIEWPORT_BIT );</text:span></text:h>
      <text:h text:style-name="Default"><text:s text:c="1"/>88<text:s text:c="2"/><text:s text:c="4"/><text:span text:style-name="style11">glViewport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11">Site</text:span><text:span text:style-name="style10">-&gt;</text:span><text:span text:style-name="style11">Width</text:span><text:span text:style-name="style10">,</text:span><text:span text:style-name="style11">Site</text:span><text:span text:style-name="style10">-&gt;</text:span><text:span text:style-name="style11">Height </text:span><text:span text:style-name="style10">);<text:s text:c="3"/></text:span><text:span text:style-name="style2">// возврат размерений полного</text:span></text:h>
      <text:h text:style-name="Default"><text:s text:c="1"/>89<text:s text:c="2"/><text:s text:c="4"/><text:span text:style-name="style5">if</text:span><text:span text:style-name="style10">( !</text:span><text:span text:style-name="style11">Img </text:span><text:span text:style-name="style10">)(</text:span><text:span text:style-name="style11">Img</text:span><text:span text:style-name="style10">=(</text:span><text:span text:style-name="style5">unsigned</text:span><text:span text:style-name="style10">*)</text:span><text:span text:style-name="style11">malloc</text:span><text:span text:style-name="style10">(</text:span><text:span text:style-name="style11">Size</text:span><text:span text:style-name="style10">))[</text:span><text:span text:style-name="style4">0</text:span><text:span text:style-name="style10">]=</text:span><text:span text:style-name="style11">Size</text:span><text:span text:style-name="style10">; </text:span><text:span text:style-name="style5">else<text:s text:c="8"/></text:span><text:span text:style-name="style2">// окна Window</text:span></text:h>
      <text:h text:style-name="Default"><text:s text:c="1"/>90<text:s text:c="2"/><text:s text:c="4"/><text:span text:style-name="style5">if</text:span><text:span text:style-name="style10">( </text:span><text:span text:style-name="style11">Size</text:span><text:span text:style-name="style10">&gt;</text:span><text:span text:style-name="style11">Img</text:span><text:span text:style-name="style10">[</text:span><text:span text:style-name="style4">0</text:span><text:span text:style-name="style10">] )(</text:span><text:span text:style-name="style11">Img</text:span><text:span text:style-name="style10">=(</text:span><text:span text:style-name="style5">unsigned</text:span><text:span text:style-name="style10">*)</text:span><text:span text:style-name="style11">realloc</text:span><text:span text:style-name="style10">(</text:span><text:span text:style-name="style11">Img</text:span><text:span text:style-name="style10">,</text:span><text:span text:style-name="style11">Size</text:span><text:span text:style-name="style10">))[</text:span><text:span text:style-name="style4">0</text:span><text:span text:style-name="style10">]=</text:span><text:span text:style-name="style11">Size</text:span><text:span text:style-name="style10">; </text:span><text:span text:style-name="style2">// приращение</text:span></text:h>
      <text:h text:style-name="Default"><text:s text:c="1"/>91<text:s text:c="2"/><text:s text:c="4"/><text:span text:style-name="style5">if</text:span><text:span text:style-name="style10">( </text:span><text:span text:style-name="style11">Img </text:span><text:span text:style-name="style10">)<text:s text:c="40"/></text:span><text:span text:style-name="style2">// памяти на всякий случай</text:span></text:h>
      <text:h text:style-name="Default"><text:s text:c="1"/>92<text:s text:c="2"/><text:s text:c="4"/><text:span text:style-name="style10">{ </text:span><text:span text:style-name="style11">Img</text:span><text:span text:style-name="style10">[</text:span><text:span text:style-name="style4">3</text:span><text:span text:style-name="style10">]=</text:span><text:span text:style-name="style4">0</text:span><text:span text:style-name="style10">; </text:span><text:span text:style-name="style11">glReadPixels</text:span></text:h>
      <text:h text:style-name="Default"><text:s text:c="1"/>93<text:s text:c="2"/><text:s text:c="6"/><text:span text:style-name="style10">( </text:span><text:span text:style-name="style11">pX</text:span><text:span text:style-name="style10">,</text:span><text:span text:style-name="style11">pY</text:span><text:span text:style-name="style10">,</text:span><text:span text:style-name="style11">Img</text:span><text:span text:style-name="style10">[</text:span><text:span text:style-name="style4">1</text:span><text:span text:style-name="style10">]=</text:span><text:span text:style-name="style11">Width</text:span><text:span text:style-name="style10">,</text:span><text:span text:style-name="style11">Img</text:span><text:span text:style-name="style10">[</text:span><text:span text:style-name="style4">2</text:span><text:span text:style-name="style10">]=</text:span><text:span text:style-name="style11">Height</text:span><text:span text:style-name="style10">,</text:span><text:span text:style-name="style11">GL_RGBA</text:span><text:span text:style-name="style10">,</text:span><text:span text:style-name="style11">GL_UNSIGNED_BYTE</text:span><text:span text:style-name="style10">,</text:span><text:span text:style-name="style11">Img</text:span><text:span text:style-name="style10">+</text:span><text:span text:style-name="style4">4 </text:span><text:span text:style-name="style10">);</text:span></text:h>
      <text:h text:style-name="Default"><text:s text:c="1"/>94<text:s text:c="2"/><text:s text:c="4"/><text:span text:style-name="style10">} </text:span><text:span text:style-name="style11">glViewport</text:span><text:span text:style-name="style10">( </text:span><text:span text:style-name="style11">pX</text:span><text:span text:style-name="style10">,</text:span><text:span text:style-name="style11">pY</text:span><text:span text:style-name="style10">,</text:span><text:span text:style-name="style11">Width</text:span><text:span text:style-name="style10">,</text:span><text:span text:style-name="style11">Height </text:span><text:span text:style-name="style10">); </text:span><text:span text:style-name="style2">// &lt;=&gt; glPopAttrib();</text:span></text:h>
      <text:h text:style-name="Default"><text:s text:c="1"/>95<text:s text:c="2"/><text:s text:c="2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><text:s text:c="1"/>96<text:s text:c="2"/><text:span text:style-name="style10">}</text:span></text:h>
      <text:h text:style-name="Default"><text:s text:c="1"/>97<text:s text:c="2"/><text:span text:style-name="style11">Place</text:span><text:span text:style-name="style10">&amp; </text:span><text:span text:style-name="style11">Place</text:span><text:span text:style-name="style10">::</text:span><text:span text:style-name="style11">Rest</text:span><text:span text:style-name="style10">()<text:s text:c="5"/></text:span><text:span text:style-name="style15">//! прямое восстановление растра из собственной памяти</text:span></text:h>
      <text:h text:style-name="Default"><text:s text:c="1"/>98<text:s text:c="2"/><text:span text:style-name="style10">{ </text:span><text:span text:style-name="style5">if</text:span><text:span text:style-name="style10">( </text:span><text:span text:style-name="style11">Img </text:span><text:span text:style-name="style10">)<text:s text:c="14"/></text:span><text:span text:style-name="style2">//<text:s text:c="2"/>в фоновый буфер изображения с перемасштабированием</text:span></text:h>
      <text:h text:style-name="Default"><text:s text:c="1"/>99<text:s text:c="2"/><text:s text:c="2"/><text:span text:style-name="style10">{ </text:span><text:span text:style-name="style11">RasterSector Sv</text:span><text:span text:style-name="style10">( </text:span><text:span text:style-name="style11">pX</text:span><text:span text:style-name="style10">,</text:span><text:span text:style-name="style11">pY</text:span><text:span text:style-name="style10">,</text:span><text:span text:style-name="style11">Width</text:span><text:span text:style-name="style10">,</text:span><text:span text:style-name="style11">Height </text:span><text:span text:style-name="style10">); </text:span><text:span text:style-name="style11">glRasterPos2i</text:span><text:span text:style-name="style10">( </text:span><text:span text:style-name="style4">0</text:span><text:span text:style-name="style10">,</text:span><text:span text:style-name="style4">0 </text:span><text:span text:style-name="style10">);</text:span></text:h>
      <text:h text:style-name="Default">100<text:s text:c="2"/><text:s text:c="4"/><text:span text:style-name="style5">if</text:span><text:span text:style-name="style10">( </text:span><text:span text:style-name="style11">Width</text:span><text:span text:style-name="style10">!=</text:span><text:span text:style-name="style5">int</text:span><text:span text:style-name="style10">( </text:span><text:span text:style-name="style11">Img</text:span><text:span text:style-name="style10">[</text:span><text:span text:style-name="style4">1</text:span><text:span text:style-name="style10">] ) || </text:span><text:span text:style-name="style11">Height</text:span><text:span text:style-name="style10">!=</text:span><text:span text:style-name="style5">int</text:span><text:span text:style-name="style10">( </text:span><text:span text:style-name="style11">Img</text:span><text:span text:style-name="style10">[</text:span><text:span text:style-name="style4">2</text:span><text:span text:style-name="style10">] ) )</text:span></text:h>
      <text:h text:style-name="Default">101<text:s text:c="2"/><text:s text:c="5"/><text:span text:style-name="style11">glPixelZoom</text:span><text:span text:style-name="style10">( </text:span><text:span text:style-name="style5">float</text:span><text:span text:style-name="style10">( </text:span><text:span text:style-name="style11">Width </text:span><text:span text:style-name="style10">)/</text:span><text:span text:style-name="style11">Img</text:span><text:span text:style-name="style10">[</text:span><text:span text:style-name="style4">1</text:span><text:span text:style-name="style10">],</text:span><text:span text:style-name="style5">float</text:span><text:span text:style-name="style10">( </text:span><text:span text:style-name="style11">Height </text:span><text:span text:style-name="style10">)/</text:span><text:span text:style-name="style11">Img</text:span><text:span text:style-name="style10">[</text:span><text:span text:style-name="style4">2</text:span><text:span text:style-name="style10">] );</text:span></text:h>
      <text:h text:style-name="Default">102<text:s text:c="2"/><text:s text:c="4"/><text:span text:style-name="style11">glDrawPixels</text:span><text:span text:style-name="style10">( </text:span><text:span text:style-name="style11">Img</text:span><text:span text:style-name="style10">[</text:span><text:span text:style-name="style4">1</text:span><text:span text:style-name="style10">],</text:span><text:span text:style-name="style11">Img</text:span><text:span text:style-name="style10">[</text:span><text:span text:style-name="style4">2</text:span><text:span text:style-name="style10">],</text:span><text:span text:style-name="style11">GL_RGBA</text:span><text:span text:style-name="style10">,</text:span><text:span text:style-name="style11">GL_UNSIGNED_BYTE</text:span><text:span text:style-name="style10">,</text:span><text:span text:style-name="style11">Img</text:span><text:span text:style-name="style10">+</text:span><text:span text:style-name="style4">4 </text:span><text:span text:style-name="style10">);</text:span></text:h>
      <text:h text:style-name="Default">103<text:s text:c="2"/><text:s text:c="4"/><text:span text:style-name="style11">glPixelZoom </text:span><text:span text:style-name="style10">( </text:span><text:span text:style-name="style4">1.0</text:span><text:span text:style-name="style10">,</text:span><text:span text:style-name="style4">1.0 </text:span><text:span text:style-name="style10">);</text:span></text:h>
      <text:h text:style-name="Default">104<text:s text:c="2"/><text:s text:c="2"/><text:span text:style-name="style10">} </text:span><text:span text:style-name="style11">glFlush</text:span><text:span text:style-name="style10">(); </text:span><text:span text:style-name="style5">return </text:span><text:span text:style-name="style10">*</text:span><text:span text:style-name="style5">this</text:span><text:span text:style-name="style10">;</text:span></text:h>
      <text:h text:style-name="Default">105<text:s text:c="2"/><text:span text:style-name="style10">}</text:span></text:h>
      <text:h text:style-name="Default">106<text:s text:c="2"/><text:span text:style-name="style2">//<text:s text:c="3"/>восстановление картинки для всех фрагментов с опцией PlaceAbove+(Img)</text:span></text:h>
      <text:h text:style-name="Default">107<text:s text:c="2"/><text:span text:style-name="style2">//</text:span></text:h>
      <text:h text:style-name="Default">108<text:s text:c="2"/><text:span text:style-name="style11">Window</text:span><text:span text:style-name="style10">&amp; </text:span><text:span text:style-name="style11">Window</text:span><text:span text:style-name="style10">::</text:span><text:span text:style-name="style11">Refresh</text:span><text:span text:style-name="style10">()<text:s text:c="4"/></text:span><text:span text:style-name="style2">// сборка изображения с копий в оперативной памяти</text:span></text:h>
      <text:h text:style-name="Default">109<text:s text:c="2"/><text:span text:style-name="style10">{ </text:span><text:span text:style-name="style11">glContext Set</text:span><text:span text:style-name="style10">( </text:span><text:span text:style-name="style5">this </text:span><text:span text:style-name="style10">); </text:span><text:span text:style-name="style11">Clear</text:span><text:span text:style-name="style10">();<text:s text:c="11"/></text:span><text:span text:style-name="style2">// glAdjust( this ) =&gt; навсегда</text:span></text:h>
      <text:h text:style-name="Default">110<text:s text:c="2"/><text:s text:c="2"/><text:span text:style-name="style5">for</text:span><text:span text:style-name="style10">( </text:span><text:span text:style-name="style11">Place </text:span><text:span text:style-name="style10">*</text:span><text:span text:style-name="style11">S</text:span><text:span text:style-name="style10">=(</text:span><text:span text:style-name="style11">Place</text:span><text:span text:style-name="style10">*)</text:span><text:span text:style-name="style5">this</text:span><text:span text:style-name="style10">; </text:span><text:span text:style-name="style11">S</text:span><text:span text:style-name="style10">; </text:span><text:span text:style-name="style11">S</text:span><text:span text:style-name="style10">=</text:span><text:span text:style-name="style11">S</text:span><text:span text:style-name="style10">-&gt;</text:span><text:span text:style-name="style11">Up </text:span><text:span text:style-name="style10">)</text:span><text:span text:style-name="style11">S</text:span><text:span text:style-name="style10">-&gt;</text:span><text:span text:style-name="style11">Rest</text:span><text:span text:style-name="style10">();<text:s text:c="2"/></text:span><text:span text:style-name="style2">// если есть Show()</text:span></text:h>
      <text:h text:style-name="Default">111<text:s text:c="2"/><text:s text:c="2"/><text:span text:style-name="style11">Show</text:span><text:span text:style-name="style10">();<text:s text:c="35"/></text:span><text:span text:style-name="style2">// только обновление новой картинки</text:span></text:h>
      <text:h text:style-name="Default">112<text:s text:c="2"/><text:span text:style-name="style2">//SwapBuffers( hDC );<text:s text:c="23"/>// возможно так значительно быстрее</text:span></text:h>
      <text:h text:style-name="Default">113<text:s text:c="2"/><text:s text:c="2"/><text:span text:style-name="style11">glFlush</text:span><text:span text:style-name="style10">(); </text:span><text:span text:style-name="style11">WinExecute</text:span><text:span text:style-name="style10">( </text:span><text:span text:style-name="style11">hWnd </text:span><text:span text:style-name="style10">);<text:s text:c="12"/></text:span><text:span text:style-name="style2">// картинка исполнена и - сохранена</text:span></text:h>
      <text:h text:style-name="Default">114<text:s text:c="2"/><text:s text:c="2"/><text:span text:style-name="style5">return </text:span><text:span text:style-name="style10">*</text:span><text:span text:style-name="style5">this</text:span><text:span text:style-name="style10">;<text:s text:c="29"/></text:span><text:span text:style-name="style2">// и больше ничего рисовать не надо</text:span></text:h>
      <text:h text:style-name="Default">115<text:s text:c="2"/><text:span text:style-name="style10">}</text:span></text:h>
      <text:h text:style-name="Default">116<text:s text:c="2"/><text:span text:style-name="style11">Place</text:span><text:span text:style-name="style10">&amp; </text:span><text:span text:style-name="style11">Place</text:span><text:span text:style-name="style10">::</text:span><text:span text:style-name="style11">Refresh</text:span><text:span text:style-name="style10">(){ </text:span><text:span text:style-name="style11">Site</text:span><text:span text:style-name="style10">-&gt;</text:span><text:span text:style-name="style11">Refresh</text:span><text:span text:style-name="style10">(); </text:span><text:span text:style-name="style5">return </text:span><text:span text:style-name="style10">*</text:span><text:span text:style-name="style5">this</text:span><text:span text:style-name="style10">; }</text:span><text:span text:style-name="style2">// туда же на всё окно</text:span></text:h>
      <text:h text:style-name="Default">117<text:s text:c="2"/><text:span text:style-name="style11">Window</text:span><text:span text:style-name="style10">&amp; </text:span><text:span text:style-name="style11">Window</text:span><text:span text:style-name="style10">::</text:span><text:span text:style-name="style11">Above</text:span><text:span text:style-name="style10">(){ </text:span><text:span text:style-name="style11">SetForegroundWindow</text:span><text:span text:style-name="style10">( </text:span><text:span text:style-name="style11">hWnd </text:span><text:span text:style-name="style10">); </text:span><text:span text:style-name="style5">return </text:span><text:span text:style-name="style11">Refresh</text:span><text:span text:style-name="style10">(); }</text:span></text:h>
      <text:h text:style-name="Default">118<text:s text:c="2"/><text:span text:style-name="style2">//</text:span></text:h>
      <text:h text:style-name="Default">119<text:s text:c="2"/><text:span text:style-name="style15">//!<text:s text:c="3"/>Работа с текстами в стиле Microsoft-Windows</text:span></text:h>
      <text:h text:style-name="Default">120<text:s text:c="2"/><text:span text:style-name="style2">//<text:s text:c="32"/>растровый шрифт DOS-OEM(866)alt из эпохи CCCP</text:span></text:h>
      <text:h text:style-name="Default">121<text:s text:c="2"/><text:span text:style-name="style5">static</text:span></text:h>
      <text:h text:style-name="Default">122<text:s text:c="2"/><text:span text:style-name="style5">void </text:span><text:span text:style-name="style11">_OutBitText</text:span><text:span text:style-name="style10">( </text:span><text:span text:style-name="style5">const char </text:span><text:span text:style-name="style10">*</text:span><text:span text:style-name="style11">str</text:span><text:span text:style-name="style10">, </text:span><text:span text:style-name="style5">byte </text:span><text:span text:style-name="style10">*</text:span><text:span text:style-name="style11">bit</text:span><text:span text:style-name="style10">, </text:span><text:span text:style-name="style5">int </text:span><text:span text:style-name="style10">&amp;</text:span><text:span text:style-name="style11">X</text:span><text:span text:style-name="style10">,</text:span><text:span text:style-name="style5">int </text:span><text:span text:style-name="style10">&amp;</text:span><text:span text:style-name="style11">Y</text:span><text:span text:style-name="style10">,</text:span><text:span text:style-name="style5">int </text:span><text:span text:style-name="style11">bX </text:span><text:span text:style-name="style10">)</text:span></text:h>
      <text:h text:style-name="Default">123<text:s text:c="2"/><text:span text:style-name="style10">{ </text:span><text:span text:style-name="style5">int </text:span><text:span text:style-name="style11">x</text:span><text:span text:style-name="style10">=</text:span><text:span text:style-name="style11">X</text:span><text:span text:style-name="style10">,</text:span><text:span text:style-name="style11">w</text:span><text:span text:style-name="style10">=</text:span><text:span text:style-name="style11">bit</text:span><text:span text:style-name="style10">[</text:span><text:span text:style-name="style4">0</text:span><text:span text:style-name="style10">]+</text:span><text:span text:style-name="style4">1</text:span><text:span text:style-name="style10">,</text:span><text:span text:style-name="style11">h</text:span><text:span text:style-name="style10">=</text:span><text:span text:style-name="style11">bit</text:span><text:span text:style-name="style10">[</text:span><text:span text:style-name="style4">1</text:span><text:span text:style-name="style10">]+</text:span><text:span text:style-name="style4">2</text:span><text:span text:style-name="style10">; </text:span><text:span text:style-name="style5">char </text:span><text:span text:style-name="style11">c</text:span><text:span text:style-name="style10">;<text:s text:c="5"/></text:span><text:span text:style-name="style2">// в разборе текста контролируется</text:span></text:h>
      <text:h text:style-name="Default">124<text:s text:c="2"/><text:s text:c="3"/><text:span text:style-name="style11">glPushClientAttrib</text:span><text:span text:style-name="style10">( </text:span><text:span text:style-name="style11">GL_CLIENT_PIXEL_STORE_BIT </text:span><text:span text:style-name="style10">); </text:span><text:span text:style-name="style2">// переход на новую строку</text:span></text:h>
      <text:h text:style-name="Default">125<text:s text:c="2"/><text:s text:c="3"/><text:span text:style-name="style11">glPixelStorei</text:span><text:span text:style-name="style10">( </text:span><text:span text:style-name="style11">GL_UNPACK_SWAP_BYTES</text:span><text:span text:style-name="style10">,</text:span><text:span text:style-name="style5">false </text:span><text:span text:style-name="style10">);<text:s text:c="5"/></text:span><text:span text:style-name="style2">// Step through the string,</text:span></text:h>
      <text:h text:style-name="Default">126<text:s text:c="2"/><text:s text:c="3"/><text:span text:style-name="style11">glPixelStorei</text:span><text:span text:style-name="style10">( </text:span><text:span text:style-name="style11">GL_UNPACK_LSB_FIRST</text:span><text:span text:style-name="style10">,</text:span><text:span text:style-name="style5">false </text:span><text:span text:style-name="style10">);<text:s text:c="6"/></text:span><text:span text:style-name="style2">//<text:s text:c="2"/>drawing each character.</text:span></text:h>
      <text:h text:style-name="Default">127<text:s text:c="2"/><text:s text:c="3"/><text:span text:style-name="style11">glPixelStorei</text:span><text:span text:style-name="style10">( </text:span><text:span text:style-name="style11">GL_UNPACK_ROW_LENGTH</text:span><text:span text:style-name="style10">, </text:span><text:span text:style-name="style4">0 </text:span><text:span text:style-name="style10">);<text:s text:c="8"/></text:span><text:span text:style-name="style2">// A newline will simply</text:span></text:h>
      <text:h text:style-name="Default">128<text:s text:c="2"/><text:s text:c="3"/><text:span text:style-name="style11">glPixelStorei</text:span><text:span text:style-name="style10">( </text:span><text:span text:style-name="style11">GL_UNPACK_SKIP_ROWS</text:span><text:span text:style-name="style10">,<text:s text:c="2"/></text:span><text:span text:style-name="style4">0 </text:span><text:span text:style-name="style10">);<text:s text:c="8"/></text:span><text:span text:style-name="style2">// translate the next</text:span></text:h>
      <text:h text:style-name="Default">129<text:s text:c="2"/><text:s text:c="3"/><text:span text:style-name="style11">glPixelStorei</text:span><text:span text:style-name="style10">( </text:span><text:span text:style-name="style11">GL_UNPACK_SKIP_PIXELS</text:span><text:span text:style-name="style10">,</text:span><text:span text:style-name="style4">0 </text:span><text:span text:style-name="style10">);<text:s text:c="8"/></text:span><text:span text:style-name="style2">// character's insertion</text:span></text:h>
      <text:h text:style-name="Default">130<text:s text:c="2"/><text:s text:c="3"/><text:span text:style-name="style11">glPixelStorei</text:span><text:span text:style-name="style10">( </text:span><text:span text:style-name="style11">GL_UNPACK_ALIGNMENT</text:span><text:span text:style-name="style10">,<text:s text:c="2"/></text:span><text:span text:style-name="style4">1 </text:span><text:span text:style-name="style10">);<text:s text:c="6"/></text:span><text:span text:style-name="style2">// point back to the start of</text:span></text:h>
      <text:h text:style-name="Default">131<text:s text:c="2"/><text:s text:c="3"/><text:span text:style-name="style5">while</text:span><text:span text:style-name="style10">( ( </text:span><text:span text:style-name="style11">c </text:span><text:span text:style-name="style10">= *</text:span><text:span text:style-name="style11">str</text:span><text:span text:style-name="style10">++ )!=</text:span><text:span text:style-name="style4">0 </text:span><text:span text:style-name="style10">)<text:s text:c="21"/></text:span><text:span text:style-name="style2">// the line and down one line</text:span></text:h>
      <text:h text:style-name="Default">132<text:s text:c="2"/><text:s text:c="4"/><text:span text:style-name="style5">if</text:span><text:span text:style-name="style10">( </text:span><text:span text:style-name="style11">c</text:span><text:span text:style-name="style10">==</text:span><text:span text:style-name="style7">'\n' </text:span><text:span text:style-name="style10">){ </text:span><text:span text:style-name="style11">glBitmap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-</text:span><text:span text:style-name="style11">X</text:span><text:span text:style-name="style10">,-</text:span><text:span text:style-name="style11">h</text:span><text:span text:style-name="style10">,</text:span><text:span text:style-name="style11">NULL </text:span><text:span text:style-name="style10">); </text:span><text:span text:style-name="style11">X</text:span><text:span text:style-name="style10">=</text:span><text:span text:style-name="style4">0</text:span><text:span text:style-name="style10">; </text:span><text:span text:style-name="style11">Y</text:span><text:span text:style-name="style10">-=</text:span><text:span text:style-name="style11">h</text:span><text:span text:style-name="style10">; } </text:span><text:span text:style-name="style5">else</text:span></text:h>
      <text:h text:style-name="Default">133<text:s text:c="2"/><text:s text:c="17"/><text:span text:style-name="style10">{ </text:span><text:span text:style-name="style11">glBitmap</text:span><text:span text:style-name="style10">( </text:span><text:span text:style-name="style11">w</text:span><text:span text:style-name="style10">-</text:span><text:span text:style-name="style4">1</text:span><text:span text:style-name="style10">,</text:span><text:span text:style-name="style11">h</text:span><text:span text:style-name="style10">-</text:span><text:span text:style-name="style4">2</text:span><text:span text:style-name="style10">,<text:s text:c="9"/></text:span><text:span text:style-name="style2">// Bitmap's width and height</text:span></text:h>
      <text:h text:style-name="Default">134<text:s text:c="2"/><text:s text:c="30"/><text:span text:style-name="style10">-</text:span><text:span text:style-name="style4">1</text:span><text:span text:style-name="style10">,</text:span><text:span text:style-name="style4">1</text:span><text:span text:style-name="style10">,<text:s text:c="11"/></text:span><text:span text:style-name="style2">// The origin in the font glyph</text:span></text:h>
      <text:h text:style-name="Default">135<text:s text:c="2"/><text:s text:c="31"/><text:span text:style-name="style11">w</text:span><text:span text:style-name="style10">,</text:span><text:span text:style-name="style4">0</text:span><text:span text:style-name="style10">,<text:s text:c="11"/></text:span><text:span text:style-name="style2">// смещение до новой позиции</text:span></text:h>
      <text:h text:style-name="Default">136<text:s text:c="2"/><text:s text:c="31"/><text:span text:style-name="style11">bit</text:span><text:span text:style-name="style10">+</text:span><text:span text:style-name="style4">2</text:span><text:span text:style-name="style10">+</text:span><text:span text:style-name="style11">c</text:span><text:span text:style-name="style10">*(</text:span><text:span text:style-name="style11">h</text:span><text:span text:style-name="style10">-</text:span><text:span text:style-name="style4">2</text:span><text:span text:style-name="style10">)<text:s text:c="2"/></text:span><text:span text:style-name="style2">//<text:s text:c="2"/>+ 2 байта и номер Х на высоту</text:span></text:h>
      <text:h text:style-name="Default">137<text:s text:c="2"/><text:s text:c="27"/><text:span text:style-name="style10">); </text:span><text:span text:style-name="style11">X</text:span><text:span text:style-name="style10">+=</text:span><text:span text:style-name="style11">w</text:span><text:span text:style-name="style10">; }<text:s text:c="9"/></text:span><text:span text:style-name="style2">// сдвиг позиции и растра символа</text:span></text:h>
      <text:h text:style-name="Default">138<text:s text:c="2"/><text:s text:c="3"/><text:span text:style-name="style5">if</text:span><text:span text:style-name="style10">( </text:span><text:span text:style-name="style11">bX</text:span><text:span text:style-name="style10">&lt;=</text:span><text:span text:style-name="style4">0 </text:span><text:span text:style-name="style10">)</text:span><text:span text:style-name="style11">X</text:span><text:span text:style-name="style10">=</text:span><text:span text:style-name="style11">x</text:span><text:span text:style-name="style10">; </text:span><text:span text:style-name="style11">glPopClientAttrib</text:span><text:span text:style-name="style10">();<text:s text:c="7"/></text:span><text:span text:style-name="style2">// подготовка к следующей строчке</text:span></text:h>
      <text:h text:style-name="Default">139<text:s text:c="2"/><text:s text:c="3"/><text:span text:style-name="style11">glFlush</text:span><text:span text:style-name="style10">();</text:span></text:h>
      <text:h text:style-name="Default">140<text:s text:c="2"/><text:span text:style-name="style10">}</text:span></text:h>
      <text:h text:style-name="Default">141<text:s text:c="2"/><text:span text:style-name="style2">// и стандартный TrueType шрифт Microsoft Windows-Ansi-1251 (1 байт 256 знаков)</text:span></text:h>
      <text:h text:style-name="Default">142<text:s text:c="2"/><text:span text:style-name="style2">//</text:span></text:h>
      <text:h text:style-name="Default">143<text:s text:c="2"/><text:span text:style-name="style5">static</text:span></text:h>
      <text:h text:style-name="Default">144<text:s text:c="2"/><text:span text:style-name="style5">void </text:span><text:span text:style-name="style11">_OutText</text:span><text:span text:style-name="style10">( </text:span><text:span text:style-name="style5">const char </text:span><text:span text:style-name="style10">*</text:span><text:span text:style-name="style11">str</text:span><text:span text:style-name="style10">, </text:span><text:span text:style-name="style5">int </text:span><text:span text:style-name="style11">base</text:span><text:span text:style-name="style10">, </text:span><text:span text:style-name="style5">int </text:span><text:span text:style-name="style10">&amp;</text:span><text:span text:style-name="style11">X</text:span><text:span text:style-name="style10">,</text:span><text:span text:style-name="style5">int </text:span><text:span text:style-name="style10">&amp;</text:span><text:span text:style-name="style11">Y</text:span><text:span text:style-name="style10">, </text:span><text:span text:style-name="style5">int </text:span><text:span text:style-name="style11">bX</text:span><text:span text:style-name="style10">,</text:span><text:span text:style-name="style5">int </text:span><text:span text:style-name="style11">pX </text:span><text:span text:style-name="style10">)</text:span></text:h>
      <text:h text:style-name="Default">145<text:s text:c="2"/><text:span text:style-name="style10">{<text:s text:c="2"/></text:span><text:span text:style-name="style11">glPushAttrib</text:span><text:span text:style-name="style10">( </text:span><text:span text:style-name="style11">GL_LIST_BIT </text:span><text:span text:style-name="style10">);<text:s text:c="15"/></text:span><text:span text:style-name="style2">// собственно печать текста</text:span></text:h>
      <text:h text:style-name="Default">146<text:s text:c="2"/><text:s text:c="3"/><text:span text:style-name="style11">glListBase</text:span><text:span text:style-name="style10">( </text:span><text:span text:style-name="style11">base </text:span><text:span text:style-name="style10">); </text:span><text:span text:style-name="style11">glCallLists</text:span><text:span text:style-name="style10">( </text:span><text:span text:style-name="style11">strlen</text:span><text:span text:style-name="style10">( </text:span><text:span text:style-name="style11">str </text:span><text:span text:style-name="style10">),</text:span><text:span text:style-name="style11">GL_UNSIGNED_BYTE</text:span><text:span text:style-name="style10">,</text:span><text:span text:style-name="style11">str </text:span><text:span text:style-name="style10">);</text:span></text:h>
      <text:h text:style-name="Default">147<text:s text:c="2"/><text:s text:c="3"/><text:span text:style-name="style11">glPopAttrib</text:span><text:span text:style-name="style10">();</text:span></text:h>
      <text:h text:style-name="Default">148<text:s text:c="2"/><text:span text:style-name="style2">// glFlush();</text:span></text:h>
      <text:h text:style-name="Default">149<text:s text:c="2"/><text:s text:c="2"/><text:span text:style-name="style5">int </text:span><text:span text:style-name="style11">P</text:span><text:span text:style-name="style10">[</text:span><text:span text:style-name="style4">4</text:span><text:span text:style-name="style10">]={ 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 </text:span><text:span text:style-name="style10">};<text:s text:c="16"/></text:span><text:span text:style-name="style2">// для выборки новой позиции chX</text:span></text:h>
      <text:h text:style-name="Default">150<text:s text:c="2"/><text:s text:c="3"/><text:span text:style-name="style5">if</text:span><text:span text:style-name="style10">( </text:span><text:span text:style-name="style11">bX</text:span><text:span text:style-name="style10">&gt;</text:span><text:span text:style-name="style4">0 </text:span><text:span text:style-name="style10">){ </text:span><text:span text:style-name="style11">glGetIntegerv</text:span><text:span text:style-name="style10">( </text:span><text:span text:style-name="style11">GL_CURRENT_RASTER_POSITION</text:span><text:span text:style-name="style10">,</text:span><text:span text:style-name="style11">P </text:span><text:span text:style-name="style10">); </text:span><text:span text:style-name="style11">X</text:span><text:span text:style-name="style10">=</text:span><text:span text:style-name="style11">P</text:span><text:span text:style-name="style10">[</text:span><text:span text:style-name="style4">0</text:span><text:span text:style-name="style10">]-</text:span><text:span text:style-name="style11">pX</text:span><text:span text:style-name="style10">; }</text:span></text:h>
      <text:h text:style-name="Default">151<text:s text:c="2"/><text:span text:style-name="style10">}</text:span></text:h>
      <text:h text:style-name="Default">152<text:s text:c="2"/><text:span text:style-name="style11">Place</text:span><text:span text:style-name="style10">&amp; </text:span><text:span text:style-name="style11">Place</text:span><text:span text:style-name="style10">::</text:span><text:span text:style-name="style11">String</text:span><text:span text:style-name="style10">( </text:span><text:span text:style-name="style5">const char </text:span><text:span text:style-name="style10">*</text:span><text:span text:style-name="style11">T </text:span><text:span text:style-name="style10">)<text:s text:c="2"/></text:span><text:span text:style-name="style2">// исходная строка реально не изменяется</text:span></text:h>
      <text:h text:style-name="Default">153<text:s text:c="2"/><text:span text:style-name="style10">{ </text:span><text:span text:style-name="style11">TextContext St</text:span><text:span text:style-name="style10">;</text:span></text:h>
      <text:h text:style-name="Default">154<text:s text:c="2"/><text:s text:c="2"/><text:span text:style-name="style11">RasterSector Sv</text:span><text:span text:style-name="style10">( </text:span><text:span text:style-name="style11">pX</text:span><text:span text:style-name="style10">,</text:span><text:span text:style-name="style11">pY</text:span><text:span text:style-name="style10">,</text:span><text:span text:style-name="style11">Width</text:span><text:span text:style-name="style10">,</text:span><text:span text:style-name="style11">Height </text:span><text:span text:style-name="style10">);<text:s text:c="8"/></text:span><text:span text:style-name="style2">// перекодировка с выбором</text:span></text:h>
      <text:h text:style-name="Default">155<text:s text:c="2"/><text:s text:c="2"/><text:span text:style-name="style5">char </text:span><text:span text:style-name="style10">*</text:span><text:span text:style-name="style11">str</text:span><text:span text:style-name="style10">=</text:span><text:span text:style-name="style11">UtA</text:span><text:span text:style-name="style10">( </text:span><text:span text:style-name="style11">T</text:span><text:span text:style-name="style10">,</text:span><text:span text:style-name="style11">AF</text:span><text:span text:style-name="style10">.</text:span><text:span text:style-name="style11">Bit</text:span><text:span text:style-name="style10">!=</text:span><text:span text:style-name="style11">NULL </text:span><text:span text:style-name="style10">);<text:s text:c="14"/></text:span><text:span text:style-name="style2">// DOS-866 или Windows-1251</text:span></text:h>
      <text:h text:style-name="Default">156<text:s text:c="2"/><text:s text:c="2"/><text:span text:style-name="style5">while</text:span><text:span text:style-name="style10">( </text:span><text:span text:style-name="style11">str </text:span><text:span text:style-name="style10">)</text:span><text:span text:style-name="style5">if</text:span><text:span text:style-name="style10">( !</text:span><text:span text:style-name="style11">str</text:span><text:span text:style-name="style10">[</text:span><text:span text:style-name="style4">0</text:span><text:span text:style-name="style10">] )</text:span><text:span text:style-name="style5">break</text:span><text:span text:style-name="style10">; </text:span><text:span text:style-name="style5">else</text:span></text:h>
      <text:h text:style-name="Default">157<text:s text:c="2"/><text:s text:c="2"/><text:span text:style-name="style10">{ </text:span><text:span text:style-name="style5">char </text:span><text:span text:style-name="style10">*</text:span><text:span text:style-name="style11">w</text:span><text:span text:style-name="style10">=</text:span><text:span text:style-name="style11">strchr</text:span><text:span text:style-name="style10">( </text:span><text:span text:style-name="style11">str</text:span><text:span text:style-name="style10">,</text:span><text:span text:style-name="style7">'\n' </text:span><text:span text:style-name="style10">); </text:span><text:span text:style-name="style5">if</text:span><text:span text:style-name="style10">( </text:span><text:span text:style-name="style11">w </text:span><text:span text:style-name="style10">)</text:span><text:span text:style-name="style11">w</text:span><text:span text:style-name="style10">[</text:span><text:span text:style-name="style4">0</text:span><text:span text:style-name="style10">]=</text:span><text:span text:style-name="style4">0</text:span><text:span text:style-name="style10">;<text:s text:c="2"/></text:span><text:span text:style-name="style2">// намечается следующая строка?</text:span></text:h>
      <text:h text:style-name="Default">158<text:s text:c="2"/><text:s text:c="4"/><text:span text:style-name="style5">if</text:span><text:span text:style-name="style10">( </text:span><text:span text:style-name="style11">AF</text:span><text:span text:style-name="style10">.</text:span><text:span text:style-name="style11">Bit </text:span><text:span text:style-name="style10">)</text:span></text:h>
      <text:h text:style-name="Default">159<text:s text:c="2"/><text:s text:c="4"/><text:span text:style-name="style10">{ </text:span><text:span text:style-name="style5">if</text:span><text:span text:style-name="style10">( </text:span><text:span text:style-name="style11">cbX</text:span><text:span text:style-name="style10">&lt;=</text:span><text:span text:style-name="style4">0 </text:span><text:span text:style-name="style10">)</text:span><text:span text:style-name="style11">chX</text:span><text:span text:style-name="style10">-=</text:span><text:span text:style-name="style11">strlen</text:span><text:span text:style-name="style10">(</text:span><text:span text:style-name="style11">str</text:span><text:span text:style-name="style10">)*</text:span><text:span text:style-name="style11">AF</text:span><text:span text:style-name="style10">.</text:span><text:span text:style-name="style11">W</text:span><text:span text:style-name="style10">;</text:span></text:h>
      <text:h text:style-name="Default">160<text:s text:c="2"/><text:s text:c="6"/><text:span text:style-name="style11">glRasterPos2i</text:span><text:span text:style-name="style10">( </text:span><text:span text:style-name="style11">chX</text:span><text:span text:style-name="style10">,</text:span><text:span text:style-name="style11">chY </text:span><text:span text:style-name="style10">); </text:span><text:span text:style-name="style11">_OutBitText</text:span><text:span text:style-name="style10">( </text:span><text:span text:style-name="style11">str</text:span><text:span text:style-name="style10">,</text:span><text:span text:style-name="style11">AF</text:span><text:span text:style-name="style10">.</text:span><text:span text:style-name="style11">Bit</text:span><text:span text:style-name="style10">,</text:span><text:span text:style-name="style11">chX</text:span><text:span text:style-name="style10">,</text:span><text:span text:style-name="style11">chY</text:span><text:span text:style-name="style10">,</text:span><text:span text:style-name="style11">cbX </text:span><text:span text:style-name="style10">); } </text:span><text:span text:style-name="style5">else</text:span></text:h>
      <text:h text:style-name="Default">161<text:s text:c="2"/><text:span text:style-name="style9">#if 0<text:s text:c="25"/></text:span><text:span text:style-name="style15">/// так должно быть, но работает только в Intel</text:span></text:h>
      <text:h text:style-name="Default">162<text:s text:c="2"/><text:s text:c="4"/><text:span text:style-name="style74">{ </text:span><text:span text:style-name="style69">if</text:span><text:span text:style-name="style74">( </text:span><text:span text:style-name="style75">cbX</text:span><text:span text:style-name="style74">&lt;=</text:span><text:span text:style-name="style68">0 </text:span><text:span text:style-name="style74">)</text:span><text:span text:style-name="style75">chX</text:span><text:span text:style-name="style74">-=</text:span><text:span text:style-name="style75">AlfaRect</text:span><text:span text:style-name="style74">( </text:span><text:span text:style-name="style75">str</text:span><text:span text:style-name="style74">,</text:span><text:span text:style-name="style69">true </text:span><text:span text:style-name="style74">).</text:span><text:span text:style-name="style75">cx</text:span><text:span text:style-name="style74">;</text:span></text:h>
      <text:h text:style-name="Default">163<text:s text:c="2"/><text:s text:c="6"/><text:span text:style-name="style75">glRasterPos2i</text:span><text:span text:style-name="style74">( </text:span><text:span text:style-name="style75">chX</text:span><text:span text:style-name="style74">,</text:span><text:span text:style-name="style75">chY </text:span><text:span text:style-name="style74">); </text:span><text:span text:style-name="style75">_OutText</text:span><text:span text:style-name="style74">( </text:span><text:span text:style-name="style75">str</text:span><text:span text:style-name="style74">,</text:span><text:span text:style-name="style75">AF</text:span><text:span text:style-name="style74">.</text:span><text:span text:style-name="style75">Base</text:span><text:span text:style-name="style74">,</text:span><text:span text:style-name="style75">chX</text:span><text:span text:style-name="style74">,</text:span><text:span text:style-name="style75">chY</text:span><text:span text:style-name="style74">,</text:span><text:span text:style-name="style75">cbX</text:span><text:span text:style-name="style74">,</text:span><text:span text:style-name="style75">pX </text:span><text:span text:style-name="style74">);</text:span></text:h>
      <text:h text:style-name="Default">164<text:s text:c="2"/><text:span text:style-name="style9">#else<text:s text:c="25"/></text:span><text:span text:style-name="style2">// небольшая перепутаница в AMD-OpenGL - что жаль</text:span></text:h>
      <text:h text:style-name="Default">165<text:s text:c="2"/><text:s text:c="4"/><text:span text:style-name="style10">{ </text:span><text:span text:style-name="style5">long </text:span><text:span text:style-name="style11">l</text:span><text:span text:style-name="style10">=</text:span><text:span text:style-name="style11">AlfaRect</text:span><text:span text:style-name="style10">( </text:span><text:span text:style-name="style11">str</text:span><text:span text:style-name="style10">,</text:span><text:span text:style-name="style5">true </text:span><text:span text:style-name="style10">).</text:span><text:span text:style-name="style11">cx</text:span><text:span text:style-name="style10">;<text:s text:c="2"/></text:span><text:span text:style-name="style5">if</text:span><text:span text:style-name="style10">( </text:span><text:span text:style-name="style11">cbX</text:span><text:span text:style-name="style10">&lt;=</text:span><text:span text:style-name="style4">0 </text:span><text:span text:style-name="style10">)</text:span><text:span text:style-name="style11">chX</text:span><text:span text:style-name="style10">-=</text:span><text:span text:style-name="style11">l</text:span><text:span text:style-name="style10">; </text:span><text:span text:style-name="style5">int </text:span><text:span text:style-name="style11">hk</text:span><text:span text:style-name="style10">=</text:span><text:span text:style-name="style11">chX</text:span><text:span text:style-name="style10">;</text:span></text:h>
      <text:h text:style-name="Default">166<text:s text:c="2"/><text:s text:c="6"/><text:span text:style-name="style11">glRasterPos2i</text:span><text:span text:style-name="style10">(</text:span><text:span text:style-name="style11">chX</text:span><text:span text:style-name="style10">,</text:span><text:span text:style-name="style11">chY</text:span><text:span text:style-name="style10">); </text:span><text:span text:style-name="style11">_OutText</text:span><text:span text:style-name="style10">( </text:span><text:span text:style-name="style11">str</text:span><text:span text:style-name="style10">,</text:span><text:span text:style-name="style11">AF</text:span><text:span text:style-name="style10">.</text:span><text:span text:style-name="style11">Base</text:span><text:span text:style-name="style10">,</text:span><text:span text:style-name="style11">chX</text:span><text:span text:style-name="style10">,</text:span><text:span text:style-name="style11">chY</text:span><text:span text:style-name="style10">,</text:span><text:span text:style-name="style11">cbX</text:span><text:span text:style-name="style10">,</text:span><text:span text:style-name="style11">pX </text:span><text:span text:style-name="style10">);</text:span></text:h>
      <text:h text:style-name="Default">167<text:s text:c="2"/><text:s text:c="6"/><text:span text:style-name="style5">if</text:span><text:span text:style-name="style10">( </text:span><text:span text:style-name="style11">chX</text:span><text:span text:style-name="style10">==</text:span><text:span text:style-name="style11">hk </text:span><text:span text:style-name="style10">)</text:span><text:span text:style-name="style11">chX</text:span><text:span text:style-name="style10">+=</text:span><text:span text:style-name="style11">l</text:span><text:span text:style-name="style10">+</text:span><text:span text:style-name="style4">1</text:span><text:span text:style-name="style10">; </text:span><text:span text:style-name="style2">//</text:span></text:h>
      <text:h text:style-name="Default">168<text:s text:c="2"/><text:span text:style-name="style9">#endif</text:span></text:h>
      <text:h text:style-name="Default">169<text:s text:c="2"/><text:s text:c="4"/><text:span text:style-name="style10">}</text:span></text:h>
      <text:h text:style-name="Default">170<text:s text:c="2"/><text:s text:c="4"/><text:span text:style-name="style5">if</text:span><text:span text:style-name="style10">( !</text:span><text:span text:style-name="style11">w </text:span><text:span text:style-name="style10">)</text:span><text:span text:style-name="style5">break</text:span><text:span text:style-name="style10">; </text:span><text:span text:style-name="style11">w</text:span><text:span text:style-name="style10">[</text:span><text:span text:style-name="style4">0</text:span><text:span text:style-name="style10">]=</text:span><text:span text:style-name="style7">'\n'</text:span><text:span text:style-name="style10">; </text:span><text:span text:style-name="style11">chY</text:span><text:span text:style-name="style10">-=</text:span><text:span text:style-name="style11">AF</text:span><text:span text:style-name="style10">.</text:span><text:span text:style-name="style11">H</text:span><text:span text:style-name="style10">; </text:span><text:span text:style-name="style11">str</text:span><text:span text:style-name="style10">=</text:span><text:span text:style-name="style11">w</text:span><text:span text:style-name="style10">+</text:span><text:span text:style-name="style4">1</text:span><text:span text:style-name="style10">;<text:s text:c="5"/></text:span><text:span text:style-name="style2">//<text:s text:c="2"/>будет еще одна строка</text:span></text:h>
      <text:h text:style-name="Default">171<text:s text:c="2"/><text:s text:c="4"/><text:span text:style-name="style5">if</text:span><text:span text:style-name="style10">( </text:span><text:span text:style-name="style11">cbX</text:span><text:span text:style-name="style10">&gt;</text:span><text:span text:style-name="style4">0 </text:span><text:span text:style-name="style10">)</text:span><text:span text:style-name="style11">chX</text:span><text:span text:style-name="style10">=(</text:span><text:span text:style-name="style11">cbX</text:span><text:span text:style-name="style10">-</text:span><text:span text:style-name="style4">1</text:span><text:span text:style-name="style10">)*</text:span><text:span text:style-name="style11">AF</text:span><text:span text:style-name="style10">.</text:span><text:span text:style-name="style11">W</text:span><text:span text:style-name="style10">; </text:span><text:span text:style-name="style5">else </text:span><text:span text:style-name="style11">chX</text:span><text:span text:style-name="style10">=</text:span><text:span text:style-name="style11">Width</text:span><text:span text:style-name="style10">+</text:span><text:span text:style-name="style11">AF</text:span><text:span text:style-name="style10">.</text:span><text:span text:style-name="style11">W</text:span><text:span text:style-name="style10">*</text:span><text:span text:style-name="style11">cbX</text:span><text:span text:style-name="style10">;</text:span></text:h>
      <text:h text:style-name="Default">172<text:s text:c="2"/><text:s text:c="2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>173<text:s text:c="2"/><text:span text:style-name="style10">}</text:span></text:h>
      <text:h text:style-name="Default">174<text:s text:c="2"/><text:span text:style-name="style15">//!<text:s text:c="2"/>Прорисовка плоско/горизонтального текста по предварительному определению</text:span></text:h>
      <text:h text:style-name="Default">175<text:s text:c="2"/><text:span text:style-name="style15">//!<text:s text:c="7"/>размеров букв и смещением надписи относительно точки в плоскости XY</text:span></text:h>
      <text:h text:style-name="Default">176<text:s text:c="2"/><text:span text:style-name="style2">//</text:span></text:h>
      <text:h text:style-name="Default">177<text:s text:c="2"/><text:span text:style-name="style11">Place</text:span><text:span text:style-name="style10">&amp; </text:span><text:span text:style-name="style11">Place</text:span><text:span text:style-name="style10">::</text:span><text:span text:style-name="style11">String</text:span><text:span text:style-name="style10">( </text:span><text:span text:style-name="style11">Course Dir</text:span><text:span text:style-name="style10">, </text:span><text:span text:style-name="style5">const Real </text:span><text:span text:style-name="style10">*</text:span><text:span text:style-name="style11">P</text:span><text:span text:style-name="style10">, </text:span><text:span text:style-name="style5">const char</text:span><text:span text:style-name="style10">* </text:span><text:span text:style-name="style11">T </text:span><text:span text:style-name="style10">)</text:span></text:h>
      <text:h text:style-name="Default">178<text:s text:c="2"/><text:span text:style-name="style10">{ </text:span><text:span text:style-name="style11">TextContext St</text:span><text:span text:style-name="style10">;</text:span></text:h>
      <text:h text:style-name="Default">179<text:s text:c="2"/><text:s text:c="2"/><text:span text:style-name="style5">int </text:span><text:span text:style-name="style11">dx</text:span><text:span text:style-name="style10">,</text:span><text:span text:style-name="style11">dy</text:span><text:span text:style-name="style10">; </text:span><text:span text:style-name="style5">char </text:span><text:span text:style-name="style10">*</text:span><text:span text:style-name="style11">str</text:span><text:span text:style-name="style10">=</text:span><text:span text:style-name="style11">UtA</text:span><text:span text:style-name="style10">( </text:span><text:span text:style-name="style11">T</text:span><text:span text:style-name="style10">,</text:span><text:span text:style-name="style11">AF</text:span><text:span text:style-name="style10">.</text:span><text:span text:style-name="style11">Bit</text:span><text:span text:style-name="style10">!=</text:span><text:span text:style-name="style11">NULL </text:span><text:span text:style-name="style10">); </text:span><text:span text:style-name="style2">// выбор DOS-866 или Windows-1251</text:span></text:h>
      <text:h text:style-name="Default">180<text:s text:c="2"/><text:s text:c="3"/><text:span text:style-name="style11">glRasterPos3d</text:span><text:span text:style-name="style10">( </text:span><text:span text:style-name="style11">P</text:span><text:span text:style-name="style10">[</text:span><text:span text:style-name="style4">0</text:span><text:span text:style-name="style10">],</text:span><text:span text:style-name="style11">P</text:span><text:span text:style-name="style10">[</text:span><text:span text:style-name="style4">1</text:span><text:span text:style-name="style10">],</text:span><text:span text:style-name="style11">P</text:span><text:span text:style-name="style10">[</text:span><text:span text:style-name="style4">2</text:span><text:span text:style-name="style10">] );<text:s text:c="11"/></text:span><text:span text:style-name="style2">// плоская надпись со смещением</text:span></text:h>
      <text:h text:style-name="Default">181<text:s text:c="2"/><text:s text:c="2"/><text:span text:style-name="style11">SIZE sz</text:span><text:span text:style-name="style10">=</text:span><text:span text:style-name="style11">AlfaRect</text:span><text:span text:style-name="style10">( </text:span><text:span text:style-name="style11">str</text:span><text:span text:style-name="style10">,</text:span><text:span text:style-name="style5">true </text:span><text:span text:style-name="style10">); </text:span><text:span text:style-name="style11">dx</text:span><text:span text:style-name="style10">= -</text:span><text:span text:style-name="style11">sz</text:span><text:span text:style-name="style10">.</text:span><text:span text:style-name="style11">cx</text:span><text:span text:style-name="style10">/</text:span><text:span text:style-name="style4">2</text:span><text:span text:style-name="style10">; </text:span><text:span text:style-name="style2">// _Center</text:span></text:h>
      <text:h text:style-name="Default">182<text:s text:c="2"/><text:s text:c="3"/><text:span text:style-name="style5">if</text:span><text:span text:style-name="style10">( </text:span><text:span text:style-name="style11">Dir</text:span><text:span text:style-name="style10">&amp;</text:span><text:span text:style-name="style11">_East<text:s text:c="2"/></text:span><text:span text:style-name="style10">)</text:span><text:span text:style-name="style11">dx </text:span><text:span text:style-name="style10">= </text:span><text:span text:style-name="style4">4</text:span><text:span text:style-name="style10">;<text:s text:c="6"/></text:span><text:span text:style-name="style11">dy</text:span><text:span text:style-name="style10">= -</text:span><text:span text:style-name="style11">sz</text:span><text:span text:style-name="style10">.</text:span><text:span text:style-name="style11">cy</text:span><text:span text:style-name="style10">/</text:span><text:span text:style-name="style4">6</text:span><text:span text:style-name="style10">; </text:span><text:span text:style-name="style2">// сдвиги и переносы строк</text:span></text:h>
      <text:h text:style-name="Default">183<text:s text:c="2"/><text:s text:c="3"/><text:span text:style-name="style5">if</text:span><text:span text:style-name="style10">( </text:span><text:span text:style-name="style11">Dir</text:span><text:span text:style-name="style10">&amp;</text:span><text:span text:style-name="style11">_West<text:s text:c="2"/></text:span><text:span text:style-name="style10">)</text:span><text:span text:style-name="style11">dx </text:span><text:span text:style-name="style10">=-</text:span><text:span text:style-name="style11">sz</text:span><text:span text:style-name="style10">.</text:span><text:span text:style-name="style11">cx </text:span><text:span text:style-name="style10">- </text:span><text:span text:style-name="style4">4</text:span><text:span text:style-name="style10">;<text:s text:c="12"/></text:span><text:span text:style-name="style2">// здесь отключены</text:span></text:h>
      <text:h text:style-name="Default">184<text:s text:c="2"/><text:s text:c="3"/><text:span text:style-name="style5">if</text:span><text:span text:style-name="style10">( </text:span><text:span text:style-name="style11">Dir</text:span><text:span text:style-name="style10">&amp;</text:span><text:span text:style-name="style11">_North </text:span><text:span text:style-name="style10">)</text:span><text:span text:style-name="style11">dy </text:span><text:span text:style-name="style10">= </text:span><text:span text:style-name="style11">sz</text:span><text:span text:style-name="style10">.</text:span><text:span text:style-name="style11">cy</text:span><text:span text:style-name="style10">/</text:span><text:span text:style-name="style4">5 </text:span><text:span text:style-name="style10">+ </text:span><text:span text:style-name="style4">3</text:span><text:span text:style-name="style10">;</text:span></text:h>
      <text:h text:style-name="Default">185<text:s text:c="2"/><text:s text:c="3"/><text:span text:style-name="style5">if</text:span><text:span text:style-name="style10">( </text:span><text:span text:style-name="style11">Dir</text:span><text:span text:style-name="style10">&amp;</text:span><text:span text:style-name="style11">_South </text:span><text:span text:style-name="style10">)</text:span><text:span text:style-name="style11">dy </text:span><text:span text:style-name="style10">=-</text:span><text:span text:style-name="style11">sz</text:span><text:span text:style-name="style10">.</text:span><text:span text:style-name="style11">cy </text:span><text:span text:style-name="style10">+ </text:span><text:span text:style-name="style4">3</text:span><text:span text:style-name="style10">; </text:span><text:span text:style-name="style11">glBitmap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4">0</text:span><text:span text:style-name="style10">,</text:span><text:span text:style-name="style11">dx</text:span><text:span text:style-name="style10">,</text:span><text:span text:style-name="style11">dy</text:span><text:span text:style-name="style10">,</text:span><text:span text:style-name="style11">NULL </text:span><text:span text:style-name="style10">);</text:span></text:h>
      <text:h text:style-name="Default">186<text:s text:c="2"/><text:s text:c="3"/><text:span text:style-name="style5">if</text:span><text:span text:style-name="style10">( </text:span><text:span text:style-name="style11">AF</text:span><text:span text:style-name="style10">.</text:span><text:span text:style-name="style11">Bit </text:span><text:span text:style-name="style10">)</text:span><text:span text:style-name="style11">_OutBitText</text:span><text:span text:style-name="style10">( </text:span><text:span text:style-name="style11">str</text:span><text:span text:style-name="style10">,</text:span><text:span text:style-name="style11">AF</text:span><text:span text:style-name="style10">.</text:span><text:span text:style-name="style11">Bit</text:span><text:span text:style-name="style10">,</text:span><text:span text:style-name="style11">dx</text:span><text:span text:style-name="style10">,</text:span><text:span text:style-name="style11">dy</text:span><text:span text:style-name="style10">,</text:span><text:span text:style-name="style4">1 </text:span><text:span text:style-name="style10">);</text:span></text:h>
      <text:h text:style-name="Default">187<text:s text:c="2"/><text:s text:c="9"/><text:span text:style-name="style5">else<text:s text:c="2"/></text:span><text:span text:style-name="style11">_OutText</text:span><text:span text:style-name="style10">( </text:span><text:span text:style-name="style11">str</text:span><text:span text:style-name="style10">,</text:span><text:span text:style-name="style11">AF</text:span><text:span text:style-name="style10">.</text:span><text:span text:style-name="style11">Base</text:span><text:span text:style-name="style10">,</text:span><text:span text:style-name="style11">dx</text:span><text:span text:style-name="style10">,</text:span><text:span text:style-name="style11">dy</text:span><text:span text:style-name="style10">,</text:span><text:span text:style-name="style4">1</text:span><text:span text:style-name="style10">,</text:span><text:span text:style-name="style11">pX </text:span><text:span text:style-name="style10">); </text:span><text:span text:style-name="style5">return </text:span><text:span text:style-name="style10">*</text:span><text:span text:style-name="style5">this</text:span><text:span text:style-name="style10">;</text:span></text:h>
      <text:h text:style-name="Default">188<text:s text:c="2"/><text:span text:style-name="style10">}</text:span></text:h>
      <text:h text:style-name="Default">189<text:s text:c="2"/><text:span text:style-name="style9">#include &lt;stdio.h&gt;<text:s text:c="3"/></text:span><text:span text:style-name="style2">// блок для четырёх вариантов текстовых надписей в формате</text:span></text:h>
      <text:h text:style-name="Default">190<text:s text:c="2"/><text:span text:style-name="style9">#include &lt;stdarg.h&gt;<text:s text:c="2"/></text:span><text:span text:style-name="style2">// с реентерабельной\стековой подстрочкой переменной длины</text:span></text:h>
      <text:h text:style-name="Default">191<text:s text:c="2"/><text:span text:style-name="style9">#define Arg va_list a; va_start( a,fmt ); int l=vsnprintf( 0,0,fmt,a )+1; \</text:span></text:h>
      <text:h text:style-name="Default">192<text:s text:c="2"/><text:s text:c="14"/><text:span text:style-name="style9">{ char s[l]; vsnprintf( s,l,fmt,a ); va_end( a ); String</text:span></text:h>
      <text:h text:style-name="Default">193<text:s text:c="2"/><text:span text:style-name="style9">#define Str ; } return *this; </text:span><text:span text:style-name="style2">// просто с "временной" строчкой на всё и про всё</text:span></text:h>
      <text:h text:style-name="Default">194<text:s text:c="2"/><text:span text:style-name="style11">Place</text:span><text:span text:style-name="style10">&amp; </text:span><text:span text:style-name="style11">Place</text:span><text:span text:style-name="style10">::</text:span><text:span text:style-name="style11">Print</text:span><text:span text:style-name="style10">( </text:span><text:span text:style-name="style5">const char </text:span><text:span text:style-name="style10">*</text:span><text:span text:style-name="style11">fmt</text:span><text:span text:style-name="style10">,... ){ </text:span><text:span text:style-name="style11">Arg</text:span><text:span text:style-name="style10">( </text:span><text:span text:style-name="style11">s </text:span><text:span text:style-name="style10">)</text:span><text:span text:style-name="style11">Str </text:span><text:span text:style-name="style10">}</text:span></text:h>
      <text:h text:style-name="Default">195<text:s text:c="2"/><text:span text:style-name="style11">Place</text:span><text:span text:style-name="style10">&amp; </text:span><text:span text:style-name="style11">Place</text:span><text:span text:style-name="style10">::</text:span><text:span text:style-name="style11">Print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const char </text:span><text:span text:style-name="style10">*</text:span><text:span text:style-name="style11">fmt</text:span><text:span text:style-name="style10">,... )</text:span></text:h>
      <text:h text:style-name="Default">196<text:s text:c="2"/><text:span text:style-name="style10">{ </text:span><text:span text:style-name="style11">cbX</text:span><text:span text:style-name="style10">=</text:span><text:span text:style-name="style11">x</text:span><text:span text:style-name="style10">; </text:span><text:span text:style-name="style11">chY</text:span><text:span text:style-name="style10">=</text:span><text:span text:style-name="style11">y</text:span><text:span text:style-name="style10">&gt;</text:span><text:span text:style-name="style4">0 </text:span><text:span text:style-name="style10">? </text:span><text:span text:style-name="style11">Height</text:span><text:span text:style-name="style10">-</text:span><text:span text:style-name="style11">AF</text:span><text:span text:style-name="style10">.</text:span><text:span text:style-name="style11">H</text:span><text:span text:style-name="style10">*</text:span><text:span text:style-name="style11">y </text:span><text:span text:style-name="style10">: </text:span><text:span text:style-name="style4">3</text:span><text:span text:style-name="style10">-</text:span><text:span text:style-name="style11">AF</text:span><text:span text:style-name="style10">.</text:span><text:span text:style-name="style11">H</text:span><text:span text:style-name="style10">*</text:span><text:span text:style-name="style11">y</text:span><text:span text:style-name="style10">;<text:s text:c="2"/></text:span><text:span text:style-name="style2">// запоминается начальная позиция</text:span></text:h>
      <text:h text:style-name="Default">197<text:s text:c="2"/><text:s text:c="2"/><text:span text:style-name="style5">if</text:span><text:span text:style-name="style10">( </text:span><text:span text:style-name="style11">x</text:span><text:span text:style-name="style10">&gt;</text:span><text:span text:style-name="style4">0 </text:span><text:span text:style-name="style10">)</text:span><text:span text:style-name="style11">chX</text:span><text:span text:style-name="style10">=(</text:span><text:span text:style-name="style11">x</text:span><text:span text:style-name="style10">-</text:span><text:span text:style-name="style4">1</text:span><text:span text:style-name="style10">)*</text:span><text:span text:style-name="style11">AF</text:span><text:span text:style-name="style10">.</text:span><text:span text:style-name="style11">W</text:span><text:span text:style-name="style10">; </text:span><text:span text:style-name="style5">else </text:span><text:span text:style-name="style11">chX</text:span><text:span text:style-name="style10">=</text:span><text:span text:style-name="style11">Width</text:span><text:span text:style-name="style10">+</text:span><text:span text:style-name="style11">AF</text:span><text:span text:style-name="style10">.</text:span><text:span text:style-name="style11">W</text:span><text:span text:style-name="style10">*</text:span><text:span text:style-name="style11">x</text:span><text:span text:style-name="style10">; </text:span><text:span text:style-name="style11">Arg</text:span><text:span text:style-name="style10">( </text:span><text:span text:style-name="style11">s </text:span><text:span text:style-name="style10">)</text:span><text:span text:style-name="style11">Str</text:span></text:h>
      <text:h text:style-name="Default">198<text:s text:c="2"/><text:span text:style-name="style10">}</text:span></text:h>
      <text:h text:style-name="Default">199<text:s text:c="2"/><text:span text:style-name="style11">Place</text:span><text:span text:style-name="style10">&amp; </text:span><text:span text:style-name="style11">Place</text:span><text:span text:style-name="style10">::</text:span><text:span text:style-name="style11">Text</text:span><text:span text:style-name="style10">( </text:span><text:span text:style-name="style11">Course Dir</text:span><text:span text:style-name="style10">, </text:span><text:span text:style-name="style5">const Real </text:span><text:span text:style-name="style10">*</text:span><text:span text:style-name="style11">P</text:span><text:span text:style-name="style10">, </text:span><text:span text:style-name="style5">const char</text:span><text:span text:style-name="style10">* </text:span><text:span text:style-name="style11">fmt</text:span><text:span text:style-name="style10">, ... )</text:span></text:h>
      <text:h text:style-name="Default">200<text:s text:c="2"/><text:s text:c="5"/><text:span text:style-name="style10">{ </text:span><text:span text:style-name="style11">Arg</text:span><text:span text:style-name="style10">( </text:span><text:span text:style-name="style11">Dir</text:span><text:span text:style-name="style10">,</text:span><text:span text:style-name="style11">P</text:span><text:span text:style-name="style10">,</text:span><text:span text:style-name="style11">s </text:span><text:span text:style-name="style10">)</text:span><text:span text:style-name="style11">Str </text:span><text:span text:style-name="style10">}</text:span></text:h>
      <text:h text:style-name="Default">201<text:s text:c="2"/><text:span text:style-name="style11">Place</text:span><text:span text:style-name="style10">&amp; </text:span><text:span text:style-name="style11">Place</text:span><text:span text:style-name="style10">::</text:span><text:span text:style-name="style11">Text</text:span><text:span text:style-name="style10">( </text:span><text:span text:style-name="style11">Course Dir</text:span><text:span text:style-name="style10">, </text:span><text:span text:style-name="style11">_Real X</text:span><text:span text:style-name="style10">,</text:span><text:span text:style-name="style11">_Real Y</text:span><text:span text:style-name="style10">,</text:span><text:span text:style-name="style11">_Real Z</text:span><text:span text:style-name="style10">, </text:span><text:span text:style-name="style5">const char</text:span><text:span text:style-name="style10">* </text:span><text:span text:style-name="style11">fmt</text:span><text:span text:style-name="style10">, ... )</text:span></text:h>
      <text:h text:style-name="Default">202<text:s text:c="2"/><text:s text:c="5"/><text:span text:style-name="style10">{ </text:span><text:span text:style-name="style5">const Real </text:span><text:span text:style-name="style11">R</text:span><text:span text:style-name="style10">[]={</text:span><text:span text:style-name="style11">X</text:span><text:span text:style-name="style10">,</text:span><text:span text:style-name="style11">Y</text:span><text:span text:style-name="style10">,</text:span><text:span text:style-name="style11">Z </text:span><text:span text:style-name="style10">}; </text:span><text:span text:style-name="style11">Arg</text:span><text:span text:style-name="style10">( </text:span><text:span text:style-name="style11">Dir</text:span><text:span text:style-name="style10">,</text:span><text:span text:style-name="style11">R</text:span><text:span text:style-name="style10">,</text:span><text:span text:style-name="style11">s </text:span><text:span text:style-name="style10">)</text:span><text:span text:style-name="style11">Str </text:span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